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text-properties fo:font-weight="bold" officeooo:paragraph-rsid="001c74fa" style:font-weight-asian="bold" style:font-weight-complex="bold"/>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text-position="0% 100%" fo:font-size="12pt" fo:font-weight="normal" style:font-size-asian="12pt"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officeooo:rsid="00284345" officeooo:paragraph-rsid="0027f3a4" style:font-style-asian="normal" style:font-weight-asian="normal" style:font-style-complex="normal" style:font-weight-complex="normal"/>
    </style:style>
    <style:style style:name="P12" style:family="paragraph" style:parent-style-name="Text_20_body">
      <style:text-properties fo:font-style="normal" fo:font-weight="normal" officeooo:rsid="0027f3a4" officeooo:paragraph-rsid="0027f3a4"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2b594f" officeooo:paragraph-rsid="002b594f"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2c3b6e" officeooo:paragraph-rsid="002c3b6e" style:font-style-asian="normal" style:font-weight-asian="normal" style:font-style-complex="normal" style:font-weight-complex="normal"/>
    </style:style>
    <style:style style:name="P15" style:family="paragraph" style:parent-style-name="Text_20_body">
      <style:text-properties officeooo:paragraph-rsid="001c74fa"/>
    </style:style>
    <style:style style:name="P16" style:family="paragraph" style:parent-style-name="Text_20_body">
      <style:text-properties officeooo:paragraph-rsid="00204d03"/>
    </style:style>
    <style:style style:name="P17" style:family="paragraph" style:parent-style-name="Text_20_body">
      <style:paragraph-properties fo:text-align="start" style:justify-single-word="false"/>
      <style:text-properties officeooo:paragraph-rsid="00230397"/>
    </style:style>
    <style:style style:name="P18" style:family="paragraph" style:parent-style-name="Text_20_body">
      <style:paragraph-properties fo:text-align="start" style:justify-single-word="false"/>
      <style:text-properties officeooo:paragraph-rsid="00238b07"/>
    </style:style>
    <style:style style:name="P19" style:family="paragraph" style:parent-style-name="Text_20_body">
      <style:paragraph-properties fo:text-align="start" style:justify-single-word="false"/>
      <style:text-properties officeooo:paragraph-rsid="002c3b6e"/>
    </style:style>
    <style:style style:name="P20" style:family="paragraph" style:parent-style-name="Text_20_body">
      <style:text-properties officeooo:paragraph-rsid="00230397"/>
    </style:style>
    <style:style style:name="P21" style:family="paragraph" style:parent-style-name="Text_20_body">
      <style:text-properties fo:font-style="italic" officeooo:rsid="001c74fa" officeooo:paragraph-rsid="001c74fa" style:font-style-asian="italic" style:font-style-complex="italic"/>
    </style:style>
    <style:style style:name="P22" style:family="paragraph" style:parent-style-name="Text_20_body">
      <style:text-properties fo:font-style="italic" fo:font-weight="bold" officeooo:paragraph-rsid="0027f3a4" style:font-style-asian="italic" style:font-weight-asian="bold" style:font-style-complex="italic" style:font-weight-complex="bold"/>
    </style:style>
    <style:style style:name="P23" style:family="paragraph" style:parent-style-name="Text_20_body">
      <style:text-properties officeooo:paragraph-rsid="0027f3a4"/>
    </style:style>
    <style:style style:name="P24" style:family="paragraph" style:parent-style-name="Text_20_body">
      <style:text-properties officeooo:paragraph-rsid="00284345"/>
    </style:style>
    <style:style style:name="P25" style:family="paragraph" style:parent-style-name="Text_20_body">
      <style:paragraph-properties fo:text-align="start" style:justify-single-word="false"/>
      <style:text-properties officeooo:rsid="002c3b6e" officeooo:paragraph-rsid="002c3b6e"/>
    </style:style>
    <style:style style:name="P26" style:family="paragraph" style:parent-style-name="Text_20_body">
      <style:text-properties officeooo:paragraph-rsid="002c3b6e"/>
    </style:style>
    <style:style style:name="P27" style:family="paragraph" style:parent-style-name="Text_20_body">
      <style:text-properties officeooo:paragraph-rsid="002df9ee"/>
    </style:style>
    <style:style style:name="P28" style:family="paragraph" style:parent-style-name="Text_20_body">
      <style:text-properties officeooo:paragraph-rsid="002ee1b4"/>
    </style:style>
    <style:style style:name="P29" style:family="paragraph" style:parent-style-name="Text_20_body">
      <style:text-properties officeooo:rsid="0031cd7e" officeooo:paragraph-rsid="0031cd7e"/>
    </style:style>
    <style:style style:name="P30" style:family="paragraph" style:parent-style-name="Text_20_body">
      <style:text-properties officeooo:paragraph-rsid="0035a2a1"/>
    </style:style>
    <style:style style:name="P31" style:family="paragraph" style:parent-style-name="Text_20_body">
      <style:text-properties officeooo:paragraph-rsid="0044cca9"/>
    </style:style>
    <style:style style:name="P32" style:family="paragraph" style:parent-style-name="Text_20_body">
      <style:text-properties officeooo:paragraph-rsid="00465440"/>
    </style:style>
    <style:style style:name="P33" style:family="paragraph" style:parent-style-name="Text_20_body">
      <style:text-properties officeooo:paragraph-rsid="0048422b"/>
    </style:style>
    <style:style style:name="P34" style:family="paragraph" style:parent-style-name="Text_20_body">
      <style:paragraph-properties fo:margin-top="0in" fo:margin-bottom="0.0835in" style:contextual-spacing="false"/>
    </style:style>
    <style:style style:name="P35" style:family="paragraph" style:parent-style-name="Standard" style:master-page-name="Standard">
      <style:paragraph-properties fo:text-align="center" style:justify-single-word="false" style:page-number="auto"/>
      <style:text-properties fo:font-size="60pt" style:font-size-asian="60pt" style:font-size-complex="60pt"/>
    </style:style>
    <style:style style:name="P36" style:family="paragraph" style:parent-style-name="Text_20_body" style:list-style-name="L1">
      <style:text-properties officeooo:paragraph-rsid="00284345"/>
    </style:style>
    <style:style style:name="P37" style:family="paragraph" style:parent-style-name="Text_20_body" style:list-style-name="L1">
      <style:text-properties officeooo:paragraph-rsid="00296bd6"/>
    </style:style>
    <style:style style:name="P38" style:family="paragraph" style:parent-style-name="Text_20_body" style:list-style-name="L1">
      <style:text-properties officeooo:rsid="00284345" officeooo:paragraph-rsid="00284345"/>
    </style:style>
    <style:style style:name="P39" style:family="paragraph" style:parent-style-name="Text_20_body" style:list-style-name="L1">
      <style:text-properties officeooo:rsid="00284345" officeooo:paragraph-rsid="00296bd6"/>
    </style:style>
    <style:style style:name="P40" style:family="paragraph" style:parent-style-name="Text_20_body" style:list-style-name="L1">
      <style:text-properties officeooo:rsid="00284345" officeooo:paragraph-rsid="002c3b6e"/>
    </style:style>
    <style:style style:name="P41" style:family="paragraph" style:parent-style-name="Text_20_body" style:list-style-name="L1">
      <style:text-properties officeooo:rsid="0029fa37" officeooo:paragraph-rsid="0029fa37"/>
    </style:style>
    <style:style style:name="P42" style:family="paragraph" style:parent-style-name="Text_20_body" style:list-style-name="L1">
      <style:text-properties officeooo:rsid="002a33cf" officeooo:paragraph-rsid="002a33cf"/>
    </style:style>
    <style:style style:name="P43" style:family="paragraph" style:parent-style-name="Text_20_body" style:list-style-name="L1">
      <style:text-properties officeooo:rsid="002b594f" officeooo:paragraph-rsid="002b594f"/>
    </style:style>
    <style:style style:name="P44" style:family="paragraph" style:parent-style-name="Text_20_body" style:list-style-name="L2">
      <style:text-properties officeooo:rsid="002daebc" officeooo:paragraph-rsid="002daebc"/>
    </style:style>
    <style:style style:name="P45" style:family="paragraph" style:parent-style-name="Text_20_body" style:list-style-name="L2">
      <style:text-properties officeooo:rsid="002c3b6e" officeooo:paragraph-rsid="002daebc"/>
    </style:style>
    <style:style style:name="P46" style:family="paragraph" style:parent-style-name="Text_20_body" style:list-style-name="L2">
      <style:text-properties officeooo:rsid="002c3b6e" officeooo:paragraph-rsid="002c3b6e"/>
    </style:style>
    <style:style style:name="P47" style:family="paragraph" style:parent-style-name="Text_20_body">
      <style:text-properties fo:font-style="italic" officeooo:rsid="002daebc" officeooo:paragraph-rsid="002daebc" style:font-style-asian="italic" style:font-style-complex="italic"/>
    </style:style>
    <style:style style:name="P48" style:family="paragraph" style:parent-style-name="Text_20_body" style:list-style-name="L6">
      <style:text-properties fo:font-style="italic" officeooo:rsid="0039e28c" officeooo:paragraph-rsid="0039e28c" style:font-style-asian="italic" style:font-style-complex="italic"/>
    </style:style>
    <style:style style:name="P49" style:family="paragraph" style:parent-style-name="Text_20_body">
      <style:text-properties fo:font-style="italic" fo:font-weight="bold" officeooo:rsid="0031cd7e" officeooo:paragraph-rsid="0031cd7e" style:font-style-asian="italic" style:font-weight-asian="bold" style:font-style-complex="italic" style:font-weight-complex="bold"/>
    </style:style>
    <style:style style:name="P50" style:family="paragraph" style:parent-style-name="Text_20_body" style:list-style-name="L4">
      <style:text-properties fo:font-style="italic" fo:font-weight="bold" officeooo:rsid="0032ca67" officeooo:paragraph-rsid="0032ca67" style:font-style-asian="italic" style:font-weight-asian="bold" style:font-style-complex="italic" style:font-weight-complex="bold"/>
    </style:style>
    <style:style style:name="P51" style:family="paragraph" style:parent-style-name="Text_20_body" style:list-style-name="L5">
      <style:text-properties fo:font-style="italic" fo:font-weight="bold" officeooo:rsid="0034356e" officeooo:paragraph-rsid="0034356e" style:font-style-asian="italic" style:font-weight-asian="bold" style:font-style-complex="italic" style:font-weight-complex="bold"/>
    </style:style>
    <style:style style:name="P52" style:family="paragraph" style:parent-style-name="Text_20_body" style:list-style-name="L7">
      <style:text-properties fo:font-style="italic" fo:font-weight="bold" officeooo:rsid="0048422b" officeooo:paragraph-rsid="0048422b" style:font-style-asian="italic" style:font-weight-asian="bold" style:font-style-complex="italic" style:font-weight-complex="bold"/>
    </style:style>
    <style:style style:name="P53" style:family="paragraph" style:parent-style-name="Text_20_body" style:list-style-name="L7">
      <style:text-properties fo:font-style="italic" fo:font-weight="bold" officeooo:rsid="004931ff" officeooo:paragraph-rsid="004931ff" style:font-style-asian="italic" style:font-weight-asian="bold" style:font-style-complex="italic" style:font-weight-complex="bold"/>
    </style:style>
    <style:style style:name="P54" style:family="paragraph" style:parent-style-name="Text_20_body">
      <style:text-properties fo:font-style="normal" officeooo:rsid="002ee1b4" officeooo:paragraph-rsid="002ee1b4" style:font-style-asian="normal" style:font-style-complex="normal"/>
    </style:style>
    <style:style style:name="P55" style:family="paragraph" style:parent-style-name="Text_20_body" style:list-style-name="L3">
      <style:text-properties fo:font-style="normal" officeooo:rsid="00303171" officeooo:paragraph-rsid="00303171" style:font-style-asian="normal" style:font-style-complex="normal"/>
    </style:style>
    <style:style style:name="P56" style:family="paragraph" style:parent-style-name="Text_20_body" style:list-style-name="L3">
      <style:text-properties fo:font-style="normal" officeooo:rsid="002f912f" officeooo:paragraph-rsid="002f912f" style:font-style-asian="normal" style:font-style-complex="normal"/>
    </style:style>
    <style:style style:name="P57" style:family="paragraph" style:parent-style-name="Text_20_body">
      <style:text-properties fo:font-style="normal" officeooo:rsid="002f912f" officeooo:paragraph-rsid="002ee1b4" style:font-style-asian="normal" style:font-style-complex="normal"/>
    </style:style>
    <style:style style:name="P58" style:family="paragraph" style:parent-style-name="Text_20_body" style:list-style-name="L7">
      <style:text-properties fo:font-style="normal" fo:font-weight="bold" officeooo:rsid="0048422b" officeooo:paragraph-rsid="0048422b" style:font-style-asian="normal" style:font-weight-asian="bold" style:font-style-complex="normal" style:font-weight-complex="bold"/>
    </style:style>
    <style:style style:name="P59" style:family="paragraph" style:parent-style-name="Text_20_body" style:list-style-name="L3">
      <style:text-properties officeooo:paragraph-rsid="002ee1b4"/>
    </style:style>
    <style:style style:name="P60" style:family="paragraph" style:parent-style-name="Text_20_body" style:list-style-name="L4">
      <style:text-properties officeooo:paragraph-rsid="0032ca67"/>
    </style:style>
    <style:style style:name="P61" style:family="paragraph" style:parent-style-name="Text_20_body" style:list-style-name="L4">
      <style:text-properties fo:font-weight="bold" officeooo:rsid="0035a2a1" officeooo:paragraph-rsid="0035a2a1" style:font-weight-asian="bold" style:font-weight-complex="bold"/>
    </style:style>
    <style:style style:name="P62" style:family="paragraph" style:parent-style-name="Text_20_body" style:list-style-name="L5">
      <style:text-properties fo:font-weight="bold" officeooo:rsid="0034356e" officeooo:paragraph-rsid="0034356e" style:font-weight-asian="bold" style:font-weight-complex="bold"/>
    </style:style>
    <style:style style:name="P63" style:family="paragraph" style:parent-style-name="Text_20_body" style:list-style-name="L6">
      <style:text-properties officeooo:rsid="0034765b" officeooo:paragraph-rsid="0034765b"/>
    </style:style>
    <style:style style:name="P64" style:family="paragraph" style:parent-style-name="Text_20_body" style:list-style-name="L6">
      <style:text-properties officeooo:rsid="0034765b" officeooo:paragraph-rsid="0038839f"/>
    </style:style>
    <style:style style:name="P65" style:family="paragraph" style:parent-style-name="Text_20_body" style:list-style-name="L6">
      <style:text-properties officeooo:rsid="0035a2a1" officeooo:paragraph-rsid="0038839f"/>
    </style:style>
    <style:style style:name="P66" style:family="paragraph" style:parent-style-name="Text_20_body" style:list-style-name="L6">
      <style:text-properties officeooo:rsid="0035a2a1" officeooo:paragraph-rsid="0035a2a1"/>
    </style:style>
    <style:style style:name="P67" style:family="paragraph" style:parent-style-name="Text_20_body" style:list-style-name="L6">
      <style:text-properties officeooo:rsid="0039e28c" officeooo:paragraph-rsid="0039e28c"/>
    </style:style>
    <style:style style:name="P68" style:family="paragraph" style:parent-style-name="Text_20_body" style:list-style-name="L6">
      <style:text-properties officeooo:rsid="0038839f" officeooo:paragraph-rsid="0038839f"/>
    </style:style>
    <style:style style:name="P69" style:family="paragraph" style:parent-style-name="Text_20_body" style:list-style-name="L7">
      <style:text-properties officeooo:paragraph-rsid="0048422b"/>
    </style:style>
    <style:style style:name="P70" style:family="paragraph" style:parent-style-name="Heading_20_3">
      <style:text-properties officeooo:rsid="00204d03" officeooo:paragraph-rsid="00204d03"/>
    </style:style>
    <style:style style:name="P71" style:family="paragraph" style:parent-style-name="Heading_20_3">
      <style:text-properties fo:font-weight="bold" style:font-weight-asian="bold" style:font-weight-complex="bold"/>
    </style:style>
    <style:style style:name="P72" style:family="paragraph" style:parent-style-name="Heading_20_3">
      <style:text-properties fo:font-weight="bold" officeooo:rsid="00221ac1" officeooo:paragraph-rsid="00221ac1" style:font-weight-asian="bold" style:font-weight-complex="bold"/>
    </style:style>
    <style:style style:name="P73" style:family="paragraph" style:parent-style-name="Heading_20_3">
      <style:text-properties officeooo:rsid="0027f3a4" officeooo:paragraph-rsid="0027f3a4"/>
    </style:style>
    <style:style style:name="P74" style:family="paragraph" style:parent-style-name="Heading_20_3">
      <style:text-properties officeooo:rsid="002c3b6e" officeooo:paragraph-rsid="002c3b6e"/>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font-style="normal" officeooo:rsid="002ee1b4" officeooo:paragraph-rsid="002ee1b4" style:font-style-asian="normal" style:font-style-complex="normal"/>
    </style:style>
    <style:style style:name="P77" style:family="paragraph" style:parent-style-name="Heading_20_3">
      <style:text-properties officeooo:rsid="002df9ee" officeooo:paragraph-rsid="002df9ee"/>
    </style:style>
    <style:style style:name="P78" style:family="paragraph" style:parent-style-name="Heading_20_3">
      <style:text-properties officeooo:rsid="002df9ee" officeooo:paragraph-rsid="0035a2a1"/>
    </style:style>
    <style:style style:name="P79" style:family="paragraph" style:parent-style-name="Heading_20_1">
      <style:paragraph-properties fo:text-align="center" style:justify-single-word="false"/>
    </style:style>
    <style:style style:name="P80" style:family="paragraph" style:parent-style-name="Heading_20_1">
      <style:paragraph-properties fo:text-align="center" style:justify-single-word="false"/>
      <style:text-properties officeooo:rsid="00230397" officeooo:paragraph-rsid="00230397"/>
    </style:style>
    <style:style style:name="P81" style:family="paragraph" style:parent-style-name="Heading_20_1" style:list-style-name="WW8Num1">
      <style:paragraph-properties fo:text-align="center" style:justify-single-word="false"/>
      <style:text-properties officeooo:rsid="002b594f" officeooo:paragraph-rsid="002b594f"/>
    </style:style>
    <style:style style:name="P82" style:family="paragraph" style:parent-style-name="Heading_20_1">
      <style:paragraph-properties fo:text-align="center" style:justify-single-word="false"/>
      <style:text-properties officeooo:rsid="00238b07" officeooo:paragraph-rsid="00238b07"/>
    </style:style>
    <style:style style:name="P83" style:family="paragraph" style:parent-style-name="Heading_20_2" style:list-style-name="WW8Num1">
      <style:text-properties officeooo:rsid="00230397" officeooo:paragraph-rsid="00230397"/>
    </style:style>
    <style:style style:name="P84" style:family="paragraph" style:parent-style-name="Heading_20_2">
      <style:text-properties officeooo:rsid="00230397" officeooo:paragraph-rsid="00230397"/>
    </style:style>
    <style:style style:name="P85" style:family="paragraph" style:parent-style-name="Heading_20_2">
      <style:text-properties officeooo:rsid="0027f3a4" officeooo:paragraph-rsid="0027f3a4"/>
    </style:style>
    <style:style style:name="P86" style:family="paragraph" style:parent-style-name="Heading_20_2">
      <style:text-properties officeooo:rsid="002df9ee" officeooo:paragraph-rsid="002df9ee"/>
    </style:style>
    <style:style style:name="P87" style:family="paragraph" style:parent-style-name="Heading_20_2">
      <style:text-properties officeooo:rsid="0048422b" officeooo:paragraph-rsid="0048422b"/>
    </style:style>
    <style:style style:name="P88" style:family="paragraph" style:parent-style-name="Heading_20_2">
      <style:text-properties officeooo:rsid="00465440" officeooo:paragraph-rsid="00465440"/>
    </style:style>
    <style:style style:name="P89" style:family="paragraph" style:parent-style-name="Heading_20_2">
      <style:text-properties officeooo:rsid="004313e9" officeooo:paragraph-rsid="004313e9"/>
    </style:style>
    <style:style style:name="T1" style:family="text">
      <style:text-properties fo:font-weight="bold" style:font-weight-asian="bold" style:font-weight-complex="bold"/>
    </style:style>
    <style:style style:name="T2" style:family="text">
      <style:text-properties fo:font-weight="bold" officeooo:rsid="001c74f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ee1b4" style:font-style-asian="italic" style:font-style-complex="italic"/>
    </style:style>
    <style:style style:name="T5" style:family="text">
      <style:text-properties fo:font-style="italic" officeooo:rsid="002f912f" style:font-style-asian="italic" style:font-style-complex="italic"/>
    </style:style>
    <style:style style:name="T6" style:family="text">
      <style:text-properties fo:font-style="italic" officeooo:rsid="0031cd7e" style:font-style-asian="italic" style:font-style-complex="italic"/>
    </style:style>
    <style:style style:name="T7" style:family="text">
      <style:text-properties fo:font-style="italic" officeooo:rsid="0032ca67" style:font-style-asian="italic" style:font-style-complex="italic"/>
    </style:style>
    <style:style style:name="T8" style:family="text">
      <style:text-properties fo:font-style="italic" officeooo:rsid="0035a2a1" style:font-style-asian="italic" style:font-style-complex="italic"/>
    </style:style>
    <style:style style:name="T9" style:family="text">
      <style:text-properties fo:font-style="italic" officeooo:rsid="0034765b" style:font-style-asian="italic" style:font-style-complex="italic"/>
    </style:style>
    <style:style style:name="T10" style:family="text">
      <style:text-properties fo:font-style="italic" officeooo:rsid="0044cca9" style:font-style-asian="italic" style:font-style-complex="italic"/>
    </style:style>
    <style:style style:name="T11" style:family="text">
      <style:text-properties fo:font-style="italic" officeooo:rsid="00465440" style:font-style-asian="italic" style:font-style-complex="italic"/>
    </style:style>
    <style:style style:name="T12" style:family="text">
      <style:text-properties fo:font-style="italic" officeooo:rsid="0047db44" style:font-style-asian="italic" style:font-style-complex="italic"/>
    </style:style>
    <style:style style:name="T13" style:family="text">
      <style:text-properties fo:font-style="italic" officeooo:rsid="0048422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7f3a4" style:font-style-asian="italic" style:font-weight-asian="normal" style:font-style-complex="italic" style:font-weight-complex="normal"/>
    </style:style>
    <style:style style:name="T16" style:family="text">
      <style:text-properties fo:font-style="italic" fo:font-weight="normal" officeooo:rsid="002c3b6e" style:font-style-asian="italic" style:font-weight-asian="normal" style:font-style-complex="italic" style:font-weight-complex="normal"/>
    </style:style>
    <style:style style:name="T17" style:family="text">
      <style:text-properties fo:font-style="italic" fo:font-weight="normal" officeooo:rsid="00320dde" style:font-style-asian="italic" style:font-weight-asian="normal" style:font-style-complex="italic" style:font-weight-complex="normal"/>
    </style:style>
    <style:style style:name="T18" style:family="text">
      <style:text-properties fo:font-style="italic" fo:font-weight="normal" officeooo:rsid="003235bb" style:font-style-asian="italic" style:font-weight-asian="normal" style:font-style-complex="italic" style:font-weight-complex="normal"/>
    </style:style>
    <style:style style:name="T19" style:family="text">
      <style:text-properties fo:font-style="italic" fo:font-weight="normal" officeooo:rsid="0031cd7e" style:font-style-asian="italic" style:font-weight-asian="normal" style:font-style-complex="italic" style:font-weight-complex="normal"/>
    </style:style>
    <style:style style:name="T20" style:family="text">
      <style:text-properties fo:font-style="italic" fo:font-weight="normal" officeooo:rsid="0032ca67" style:font-style-asian="italic" style:font-weight-asian="normal" style:font-style-complex="italic" style:font-weight-complex="normal"/>
    </style:style>
    <style:style style:name="T21" style:family="text">
      <style:text-properties fo:font-style="italic" fo:font-weight="normal" officeooo:rsid="004d1ea2"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f3a4" style:font-style-asian="italic" style:font-weight-asian="bold" style:font-style-complex="italic" style:font-weight-complex="bold"/>
    </style:style>
    <style:style style:name="T24" style:family="text">
      <style:text-properties fo:font-style="italic" fo:font-weight="bold" officeooo:rsid="00284345" style:font-style-asian="italic" style:font-weight-asian="bold" style:font-style-complex="italic" style:font-weight-complex="bold"/>
    </style:style>
    <style:style style:name="T25" style:family="text">
      <style:text-properties fo:font-style="italic" fo:font-weight="bold" officeooo:rsid="00296bd6" style:font-style-asian="italic" style:font-weight-asian="bold" style:font-style-complex="italic" style:font-weight-complex="bold"/>
    </style:style>
    <style:style style:name="T26" style:family="text">
      <style:text-properties fo:font-style="italic" fo:font-weight="bold" officeooo:rsid="002b594f" style:font-style-asian="italic" style:font-weight-asian="bold" style:font-style-complex="italic" style:font-weight-complex="bold"/>
    </style:style>
    <style:style style:name="T27" style:family="text">
      <style:text-properties fo:font-style="italic" fo:font-weight="bold" officeooo:rsid="002c3b6e" style:font-style-asian="italic" style:font-weight-asian="bold" style:font-style-complex="italic" style:font-weight-complex="bold"/>
    </style:style>
    <style:style style:name="T28" style:family="text">
      <style:text-properties fo:font-style="italic" fo:font-weight="bold" officeooo:rsid="002ee1b4" style:font-style-asian="italic" style:font-weight-asian="bold" style:font-style-complex="italic" style:font-weight-complex="bold"/>
    </style:style>
    <style:style style:name="T29" style:family="text">
      <style:text-properties fo:font-style="italic" fo:font-weight="bold" officeooo:rsid="0032ca67" style:font-style-asian="italic" style:font-weight-asian="bold" style:font-style-complex="italic" style:font-weight-complex="bold"/>
    </style:style>
    <style:style style:name="T30" style:family="text">
      <style:text-properties fo:font-style="italic" fo:font-weight="bold" officeooo:rsid="0035a2a1" style:font-style-asian="italic" style:font-weight-asian="bold" style:font-style-complex="italic" style:font-weight-complex="bold"/>
    </style:style>
    <style:style style:name="T31" style:family="text">
      <style:text-properties fo:font-style="italic" fo:font-weight="bold" officeooo:rsid="0034356e" style:font-style-asian="italic" style:font-weight-asian="bold" style:font-style-complex="italic" style:font-weight-complex="bold"/>
    </style:style>
    <style:style style:name="T32" style:family="text">
      <style:text-properties fo:font-style="italic" fo:font-weight="bold" officeooo:rsid="0047db44" style:font-style-asian="italic" style:font-weight-asian="bold" style:font-style-complex="italic" style:font-weight-complex="bold"/>
    </style:style>
    <style:style style:name="T33" style:family="text">
      <style:text-properties fo:font-style="italic" fo:font-weight="bold" officeooo:rsid="003e4080" style:font-style-asian="italic" style:font-weight-asian="bold" style:font-style-complex="italic" style:font-weight-complex="bold"/>
    </style:style>
    <style:style style:name="T34" style:family="text">
      <style:text-properties fo:font-style="italic" fo:font-weight="bold" officeooo:rsid="0048422b"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038839f"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0402bf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0405454"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1c74fa" style:font-style-asian="normal" style:font-style-complex="normal"/>
    </style:style>
    <style:style style:name="T40" style:family="text">
      <style:text-properties fo:font-style="normal" officeooo:rsid="002ee1b4" style:font-style-asian="normal" style:font-style-complex="normal"/>
    </style:style>
    <style:style style:name="T41" style:family="text">
      <style:text-properties fo:font-style="normal" officeooo:rsid="002f912f" style:font-style-asian="normal" style:font-style-complex="normal"/>
    </style:style>
    <style:style style:name="T42" style:family="text">
      <style:text-properties fo:font-style="normal" officeooo:rsid="00303171" style:font-style-asian="normal" style:font-style-complex="normal"/>
    </style:style>
    <style:style style:name="T43" style:family="text">
      <style:text-properties fo:font-style="normal" officeooo:rsid="0031cd7e" style:font-style-asian="normal" style:font-style-complex="normal"/>
    </style:style>
    <style:style style:name="T44" style:family="text">
      <style:text-properties fo:font-style="normal" officeooo:rsid="0034765b" style:font-style-asian="normal" style:font-style-complex="normal"/>
    </style:style>
    <style:style style:name="T45" style:family="text">
      <style:text-properties fo:font-style="normal" officeooo:rsid="003e4080" style:font-style-asian="normal" style:font-style-complex="normal"/>
    </style:style>
    <style:style style:name="T46" style:family="text">
      <style:text-properties fo:font-style="normal" officeooo:rsid="003ee667" style:font-style-asian="normal" style:font-style-complex="normal"/>
    </style:style>
    <style:style style:name="T47" style:family="text">
      <style:text-properties fo:font-style="normal" officeooo:rsid="0044cca9" style:font-style-asian="normal" style:font-style-complex="normal"/>
    </style:style>
    <style:style style:name="T48" style:family="text">
      <style:text-properties fo:font-style="normal" officeooo:rsid="00465440" style:font-style-asian="normal" style:font-style-complex="normal"/>
    </style:style>
    <style:style style:name="T49" style:family="text">
      <style:text-properties fo:font-style="normal" officeooo:rsid="0047db44" style:font-style-asian="normal" style:font-style-complex="normal"/>
    </style:style>
    <style:style style:name="T50" style:family="text">
      <style:text-properties fo:font-style="normal" officeooo:rsid="0048422b"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7f3a4" style:font-style-asian="normal" style:font-weight-asian="normal" style:font-style-complex="normal" style:font-weight-complex="normal"/>
    </style:style>
    <style:style style:name="T53" style:family="text">
      <style:text-properties fo:font-style="normal" fo:font-weight="normal" officeooo:rsid="00284345" style:font-style-asian="normal" style:font-weight-asian="normal" style:font-style-complex="normal" style:font-weight-complex="normal"/>
    </style:style>
    <style:style style:name="T54" style:family="text">
      <style:text-properties fo:font-style="normal" fo:font-weight="normal" officeooo:rsid="00296bd6" style:font-style-asian="normal" style:font-weight-asian="normal" style:font-style-complex="normal" style:font-weight-complex="normal"/>
    </style:style>
    <style:style style:name="T55" style:family="text">
      <style:text-properties fo:font-style="normal" fo:font-weight="normal" officeooo:rsid="0029fa37" style:font-style-asian="normal" style:font-weight-asian="normal" style:font-style-complex="normal" style:font-weight-complex="normal"/>
    </style:style>
    <style:style style:name="T56" style:family="text">
      <style:text-properties fo:font-style="normal" fo:font-weight="normal" officeooo:rsid="002b594f" style:font-style-asian="normal" style:font-weight-asian="normal" style:font-style-complex="normal" style:font-weight-complex="normal"/>
    </style:style>
    <style:style style:name="T57" style:family="text">
      <style:text-properties fo:font-style="normal" fo:font-weight="normal" officeooo:rsid="002c3b6e" style:font-style-asian="normal" style:font-weight-asian="normal" style:font-style-complex="normal" style:font-weight-complex="normal"/>
    </style:style>
    <style:style style:name="T58" style:family="text">
      <style:text-properties fo:font-style="normal" fo:font-weight="normal" officeooo:rsid="004931ff" style:font-style-asian="normal" style:font-weight-asian="normal" style:font-style-complex="normal" style:font-weight-complex="normal"/>
    </style:style>
    <style:style style:name="T59" style:family="text">
      <style:text-properties fo:font-style="normal" fo:font-weight="normal" officeooo:rsid="004a3427"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1c74fa" style:font-style-asian="normal" style:font-weight-asian="bold" style:font-style-complex="normal" style:font-weight-complex="bold"/>
    </style:style>
    <style:style style:name="T62" style:family="text">
      <style:text-properties fo:font-style="normal" fo:font-weight="bold" officeooo:rsid="00296bd6" style:font-style-asian="normal" style:font-weight-asian="bold" style:font-style-complex="normal" style:font-weight-complex="bold"/>
    </style:style>
    <style:style style:name="T63" style:family="text">
      <style:text-properties fo:font-style="normal" fo:font-weight="bold" officeooo:rsid="002c3b6e" style:font-style-asian="normal" style:font-weight-asian="bold" style:font-style-complex="normal" style:font-weight-complex="bold"/>
    </style:style>
    <style:style style:name="T64" style:family="text">
      <style:text-properties fo:font-style="normal" style:text-underline-style="solid" style:text-underline-width="auto" style:text-underline-color="font-color" fo:font-weight="bold" officeooo:rsid="001c74fa" style:font-style-asian="normal" style:font-weight-asian="bold" style:font-style-complex="normal" style:font-weight-complex="bold"/>
    </style:style>
    <style:style style:name="T65" style:family="text">
      <style:text-properties fo:font-weight="normal" style:font-weight-asian="normal" style:font-weight-complex="normal"/>
    </style:style>
    <style:style style:name="T66" style:family="text">
      <style:text-properties fo:font-weight="normal" officeooo:rsid="004931ff" style:font-weight-asian="normal" style:font-weight-complex="normal"/>
    </style:style>
    <style:style style:name="T67" style:family="text">
      <style:text-properties fo:font-weight="normal" officeooo:rsid="004a3427" style:font-weight-asian="normal" style:font-weight-complex="normal"/>
    </style:style>
    <style:style style:name="T68" style:family="text">
      <style:text-properties fo:font-weight="normal" officeooo:rsid="004be100" style:font-weight-asian="normal" style:font-weight-complex="normal"/>
    </style:style>
    <style:style style:name="T69" style:family="text">
      <style:text-properties style:text-position="0% 100%" fo:font-size="12pt" fo:font-weight="normal" style:font-size-asian="12pt" style:font-weight-asian="normal" style:font-weight-complex="normal"/>
    </style:style>
    <style:style style:name="T70" style:family="text">
      <style:text-properties style:text-underline-style="solid" style:text-underline-width="auto" style:text-underline-color="font-color" fo:font-weight="bold" officeooo:rsid="001c74fa" style:font-weight-asian="bold" style:font-weight-complex="bold"/>
    </style:style>
    <style:style style:name="T71" style:family="text">
      <style:text-properties style:text-underline-style="solid" style:text-underline-width="auto" style:text-underline-color="font-color" fo:font-weight="bold" officeooo:rsid="001e3f4c" style:font-weight-asian="bold" style:font-weight-complex="bold"/>
    </style:style>
    <style:style style:name="T72" style:family="text">
      <style:text-properties officeooo:rsid="001e3f4c"/>
    </style:style>
    <style:style style:name="T73" style:family="text">
      <style:text-properties officeooo:rsid="001ebbc0"/>
    </style:style>
    <style:style style:name="T74" style:family="text">
      <style:text-properties officeooo:rsid="00230397"/>
    </style:style>
    <style:style style:name="T75" style:family="text">
      <style:text-properties officeooo:rsid="0027f3a4"/>
    </style:style>
    <style:style style:name="T76" style:family="text">
      <style:text-properties officeooo:rsid="002b594f"/>
    </style:style>
    <style:style style:name="T77" style:family="text">
      <style:text-properties officeooo:rsid="002c3b6e"/>
    </style:style>
    <style:style style:name="T78" style:family="text">
      <style:text-properties officeooo:rsid="002df9ee"/>
    </style:style>
    <style:style style:name="T79" style:family="text">
      <style:text-properties officeooo:rsid="002ee1b4"/>
    </style:style>
    <style:style style:name="T80" style:family="text">
      <style:text-properties officeooo:rsid="0039e28c"/>
    </style:style>
    <style:style style:name="T81" style:family="text">
      <style:text-properties officeooo:rsid="003e4080"/>
    </style:style>
    <style:style style:name="T82" style:family="text">
      <style:text-properties officeooo:rsid="004313e9"/>
    </style:style>
    <style:style style:name="T83" style:family="text">
      <style:text-properties officeooo:rsid="0044cca9"/>
    </style:style>
    <style:style style:name="T84" style:family="text">
      <style:text-properties officeooo:rsid="00456f2a"/>
    </style:style>
    <style:style style:name="T85" style:family="text">
      <style:text-properties officeooo:rsid="00465440"/>
    </style:style>
    <style:style style:name="T86" style:family="text">
      <style:text-properties officeooo:rsid="0048422b"/>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1"/>
      <text:p text:style-name="P2">Castella</text:p>
      <text:p text:style-name="P1"/>
      <text:p text:style-name="P3">Documento de Design</text:p>
      <text:p text:style-name="P3"/>
      <text:p text:style-name="P3"/>
      <text:p text:style-name="P3"/>
      <text:p text:style-name="P3"/>
      <text:p text:style-name="P3"/>
      <text:p text:style-name="P3"/>
      <text:p text:style-name="P3"/>
      <text:p text:style-name="P5"/>
      <text:section text:style-name="Sect1" text:name="Section1">
        <text:p text:style-name="Título_20_do_20_sumário"><text:soft-page-break/>Table of Contents</text:p>
      </text:section>
      <text:table-of-content text:style-name="Sect2"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4957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2992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Contents_20_1"><text:a xlink:type="simple" xlink:href="#__RefHeading__943_588692288" text:style-name="Index_20_Link" text:visited-style-name="Index_20_Link">Seção I: Visão Geral<text:tab/>3</text:a></text:p>
          <text:p text:style-name="Contents_20_2"><text:a xlink:type="simple" xlink:href="#__RefHeading__1726_1382866396" text:style-name="Index_20_Link" text:visited-style-name="Index_20_Link">Equipe<text:tab/>3</text:a></text:p>
          <text:p text:style-name="Contents_20_3"><text:a xlink:type="simple" xlink:href="#__RefHeading__1728_1382866396" text:style-name="Index_20_Link" text:visited-style-name="Index_20_Link">Tutor<text:tab/>4</text:a></text:p>
          <text:p text:style-name="Contents_20_3"><text:a xlink:type="simple" xlink:href="#__RefHeading__2457_1466981335" text:style-name="Index_20_Link" text:visited-style-name="Index_20_Link">Design<text:tab/>4</text:a></text:p>
          <text:p text:style-name="Contents_20_3"><text:a xlink:type="simple" xlink:href="#__RefHeading__2776_588692288" text:style-name="Index_20_Link" text:visited-style-name="Index_20_Link">Programação<text:tab/>4</text:a></text:p>
          <text:p text:style-name="Contents_20_3"><text:a xlink:type="simple" xlink:href="#__RefHeading__1730_1382866396" text:style-name="Index_20_Link" text:visited-style-name="Index_20_Link">Artwork<text:tab/>4</text:a></text:p>
          <text:p text:style-name="Contents_20_3"><text:a xlink:type="simple" xlink:href="#__RefHeading__1732_1382866396" text:style-name="Index_20_Link" text:visited-style-name="Index_20_Link">Áudio<text:tab/>4</text:a></text:p>
          <text:p text:style-name="Contents_20_2"><text:a xlink:type="simple" xlink:href="#__RefHeading__947_588692288" text:style-name="Index_20_Link" text:visited-style-name="Index_20_Link">Resumo Executivo<text:tab/>4</text:a></text:p>
          <text:p text:style-name="Contents_20_3"><text:a xlink:type="simple" xlink:href="#__RefHeading__2755_588692288" text:style-name="Index_20_Link" text:visited-style-name="Index_20_Link">Conceito Geral<text:tab/>4</text:a></text:p>
          <text:p text:style-name="Contents_20_3"><text:a xlink:type="simple" xlink:href="#__RefHeading__2759_588692288" text:style-name="Index_20_Link" text:visited-style-name="Index_20_Link">Sinopse de Cenário e História<text:tab/>4</text:a></text:p>
          <text:p text:style-name="Contents_20_3"><text:a xlink:type="simple" xlink:href="#__RefHeading__2761_588692288" text:style-name="Index_20_Link" text:visited-style-name="Index_20_Link">Gênero e Escopo<text:tab/>5</text:a></text:p>
          <text:p text:style-name="Contents_20_3"><text:a xlink:type="simple" xlink:href="#__RefHeading__1735_1382866396" text:style-name="Index_20_Link" text:visited-style-name="Index_20_Link">Progressão<text:tab/>5</text:a></text:p>
          <text:p text:style-name="Contents_20_3"><text:a xlink:type="simple" xlink:href="#__RefHeading__2763_588692288" text:style-name="Index_20_Link" text:visited-style-name="Index_20_Link">Estilo Visual<text:tab/>5</text:a></text:p>
          <text:p text:style-name="Contents_20_3"><text:a xlink:type="simple" xlink:href="#__RefHeading__1737_1382866396" text:style-name="Index_20_Link" text:visited-style-name="Index_20_Link">Público Alvo e Aprendizado<text:tab/>5</text:a></text:p>
          <text:p text:style-name="Contents_20_3"><text:a xlink:type="simple" xlink:href="#__RefHeading__2765_588692288" text:style-name="Index_20_Link" text:visited-style-name="Index_20_Link">Engine<text:tab/>5</text:a></text:p>
          <text:p text:style-name="Contents_20_2"><text:a xlink:type="simple" xlink:href="#__RefHeading__1739_1382866396" text:style-name="Index_20_Link" text:visited-style-name="Index_20_Link">Gameplay<text:tab/>5</text:a></text:p>
          <text:p text:style-name="Contents_20_3"><text:a xlink:type="simple" xlink:href="#__RefHeading__1741_1382866396" text:style-name="Index_20_Link" text:visited-style-name="Index_20_Link">Visão Geral<text:tab/>5</text:a></text:p>
          <text:p text:style-name="Contents_20_3"><text:a xlink:type="simple" xlink:href="#__RefHeading__1743_1382866396" text:style-name="Index_20_Link" text:visited-style-name="Index_20_Link">Navegação<text:tab/>5</text:a></text:p>
          <text:p text:style-name="Contents_20_3"><text:a xlink:type="simple" xlink:href="#__RefHeading__1745_1382866396" text:style-name="Index_20_Link" text:visited-style-name="Index_20_Link">Combate<text:tab/>6</text:a></text:p>
          <text:p text:style-name="Contents_20_3"><text:a xlink:type="simple" xlink:href="#__RefHeading__1747_1382866396" text:style-name="Index_20_Link" text:visited-style-name="Index_20_Link">Administração<text:tab/>6</text:a></text:p>
          <text:p text:style-name="Contents_20_3"><text:a xlink:type="simple" xlink:href="#__RefHeading__1749_1382866396" text:style-name="Index_20_Link" text:visited-style-name="Index_20_Link">Diplomacia<text:tab/>7</text:a></text:p>
          <text:p text:style-name="Contents_20_1"><text:a xlink:type="simple" xlink:href="#__RefHeading__2459_1466981335" text:style-name="Index_20_Link" text:visited-style-name="Index_20_Link">Seção II: Cenário e Ambientação<text:tab/>8</text:a></text:p>
          <text:p text:style-name="Contents_20_2"><text:a xlink:type="simple" xlink:href="#__RefHeading__2461_1466981335" text:style-name="Index_20_Link" text:visited-style-name="Index_20_Link">Ambiente<text:tab/>8</text:a></text:p>
          <text:p text:style-name="Contents_20_2"><text:a xlink:type="simple" xlink:href="#__RefHeading__2463_1466981335" text:style-name="Index_20_Link" text:visited-style-name="Index_20_Link">História do Mundo<text:tab/>8</text:a></text:p>
          <text:p text:style-name="Contents_20_2"><text:a xlink:type="simple" xlink:href="#__RefHeading__2465_1466981335" text:style-name="Index_20_Link" text:visited-style-name="Index_20_Link">Política<text:tab/>8</text:a></text:p>
          <text:p text:style-name="Contents_20_2"><text:a xlink:type="simple" xlink:href="#__RefHeading__2467_1466981335" text:style-name="Index_20_Link" text:visited-style-name="Index_20_Link">Personagens Importantes<text:tab/>8</text:a></text:p>
          <text:p text:style-name="Contents_20_1"><text:a xlink:type="simple" xlink:href="#__RefHeading__2469_1466981335" text:style-name="Index_20_Link" text:visited-style-name="Index_20_Link">Seção III: Combate<text:tab/>9</text:a></text:p>
          <text:p text:style-name="Contents_20_2"><text:a xlink:type="simple" xlink:href="#__RefHeading__3741_1466981335" text:style-name="Index_20_Link" text:visited-style-name="Index_20_Link">Personagem<text:tab/>9</text:a></text:p>
          <text:p text:style-name="Contents_20_3"><text:a xlink:type="simple" xlink:href="#__RefHeading__3743_1466981335" text:style-name="Index_20_Link" text:visited-style-name="Index_20_Link">Atributos Primários<text:tab/>9</text:a></text:p>
          <text:p text:style-name="Contents_20_3"><text:a xlink:type="simple" xlink:href="#__RefHeading__3745_1466981335" text:style-name="Index_20_Link" text:visited-style-name="Index_20_Link">Atributos Secundários<text:tab/>10</text:a></text:p>
          <text:p text:style-name="Contents_20_3"><text:a xlink:type="simple" xlink:href="#__RefHeading__3747_1466981335" text:style-name="Index_20_Link" text:visited-style-name="Index_20_Link">Valores Base<text:tab/>10</text:a></text:p>
          <text:p text:style-name="Contents_20_3"><text:a xlink:type="simple" xlink:href="#__RefHeading__1300_239835829" text:style-name="Index_20_Link" text:visited-style-name="Index_20_Link">Habilidades<text:tab/>10</text:a></text:p>
          <text:p text:style-name="Contents_20_3"><text:a xlink:type="simple" xlink:href="#__RefHeading__1302_239835829" text:style-name="Index_20_Link" text:visited-style-name="Index_20_Link">Equipamento<text:tab/>10</text:a></text:p>
          <text:p text:style-name="Contents_20_2"><text:a xlink:type="simple" xlink:href="#__RefHeading__1304_239835829" text:style-name="Index_20_Link" text:visited-style-name="Index_20_Link">Ações<text:tab/>11</text:a></text:p>
          <text:p text:style-name="Contents_20_3"><text:a xlink:type="simple" xlink:href="#__RefHeading__1306_239835829" text:style-name="Index_20_Link" text:visited-style-name="Index_20_Link">Habilidade<text:tab/>11</text:a></text:p>
          <text:p text:style-name="Contents_20_3"><text:a xlink:type="simple" xlink:href="#__RefHeading__1308_239835829" text:style-name="Index_20_Link" text:visited-style-name="Index_20_Link">Ataque<text:tab/>12</text:a></text:p>
          <text:p text:style-name="Contents_20_3"><text:a xlink:type="simple" xlink:href="#__RefHeading__1310_239835829" text:style-name="Index_20_Link" text:visited-style-name="Index_20_Link">Deslocamento<text:tab/>12</text:a></text:p>
          <text:p text:style-name="Contents_20_2"><text:a xlink:type="simple" xlink:href="#__RefHeading__1312_239835829" text:style-name="Index_20_Link" text:visited-style-name="Index_20_Link">Custo e Carga<text:tab/>12</text:a></text:p>
          <text:p text:style-name="Contents_20_2"><text:a xlink:type="simple" xlink:href="#__RefHeading__1314_239835829" text:style-name="Index_20_Link" text:visited-style-name="Index_20_Link">Estado<text:tab/>13</text:a></text:p>
          <text:p text:style-name="Contents_20_2"><text:a xlink:type="simple" xlink:href="#__RefHeading__1316_239835829" text:style-name="Index_20_Link" text:visited-style-name="Index_20_Link">Turnos<text:tab/>13</text:a></text:p>
          <text:p text:style-name="Contents_20_2"><text:a xlink:type="simple" xlink:href="#__RefHeading__1318_239835829" text:style-name="Index_20_Link" text:visited-style-name="Index_20_Link">Mapa<text:tab/>13</text:a></text:p>
          <text:p text:style-name="Contents_20_2"><text:a xlink:type="simple" xlink:href="#__RefHeading__1320_239835829" text:style-name="Index_20_Link" text:visited-style-name="Index_20_Link">Inteligência Artificial<text:tab/>13</text:a></text:p>
          <text:p text:style-name="Contents_20_1"><text:a xlink:type="simple" xlink:href="#__RefHeading__2471_1466981335" text:style-name="Index_20_Link" text:visited-style-name="Index_20_Link">Seção IV: Administração<text:tab/>14</text:a></text:p>
          <text:p text:style-name="Contents_20_1"><text:a xlink:type="simple" xlink:href="#__RefHeading__3749_1466981335" text:style-name="Index_20_Link" text:visited-style-name="Index_20_Link">Seção V: Diplomacia<text:tab/>15</text:a></text:p>
          <text:p text:style-name="Contents_20_1"><text:a xlink:type="simple" xlink:href="#__RefHeading__2473_1466981335" text:style-name="Index_20_Link" text:visited-style-name="Index_20_Link">Seção VI: Arte Gráfica<text:tab/>16</text:a></text:p>
          <text:p text:style-name="Contents_20_1"><text:soft-page-break/><text:a xlink:type="simple" xlink:href="#__RefHeading__2475_1466981335" text:style-name="Index_20_Link" text:visited-style-name="Index_20_Link">Seção VII: Áudio<text:tab/>17</text:a></text:p>
        </text:index-body>
      </text:table-of-content>
      <text:section text:style-name="Sect3" text:name="Section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17589310946580622" text:style-name="WW8Num1">
          <text:list-item>
            <text:h text:style-name="P79" text:outline-level="1"><text:bookmark-start text:name="__RefHeading__943_588692288"/><text:soft-page-break/>Seção I: Visão Geral<text:bookmark-end text:name="__RefHeading__943_588692288"/></text:h>
            <text:list>
              <text:list-item>
                <text:h text:style-name="Heading_20_2" text:outline-level="2"><text:bookmark-start text:name="__RefHeading__1726_1382866396"/>Equipe<text:bookmark-end text:name="__RefHeading__1726_1382866396"/></text:h>
              </text:list-item>
            </text:list>
          </text:list-item>
        </text:list>
        <text:p text:style-name="Text_20_body"><text:tab/><text:span text:style-name="T70">Ativos</text:span><text:span text:style-name="T2">:</text:span></text:p>
        <text:p text:style-name="P15"><text:tab/><text:span text:style-name="T1">Rafael Miranda Lopes (Brasília)</text:span></text:p>
        <text:p text:style-name="P15"><text:tab/><text:tab/><text:span text:style-name="T3">email:</text:span> <text:a xlink:type="simple" xlink:href="mailto:ksuspec@gmail.com"><text:span text:style-name="Internet_20_link">ksuspec@gmail.com</text:span></text:a></text:p>
        <text:p text:style-name="P15"><text:tab/><text:tab/><text:span text:style-name="T3">telefone: </text:span><text:span text:style-name="T38">(16) </text:span><text:span text:style-name="T39">9-</text:span><text:span text:style-name="T38">9991-0609</text:span></text:p>
        <text:p text:style-name="P15"><text:span text:style-name="T38"><text:tab/></text:span><text:span text:style-name="T60">Gil Barbosa Reis (Zumbi)</text:span></text:p>
        <text:p text:style-name="P15"><text:tab/><text:tab/><text:span text:style-name="T3">email:</text:span> <text:a xlink:type="simple" xlink:href="mailto:gilzoide@gmail.com"><text:span text:style-name="Internet_20_link">gilzoide@gmail.com</text:span></text:a></text:p>
        <text:p text:style-name="P15"><text:span text:style-name="T38"><text:tab/><text:tab/></text:span><text:span text:style-name="T3">telefone: </text:span><text:span text:style-name="T39">(16) 9-8208-1322</text:span></text:p>
        <text:p text:style-name="P15"><text:span text:style-name="T39"><text:tab/></text:span><text:span text:style-name="T64">Inativos</text:span><text:span text:style-name="T61">:</text:span></text:p>
        <text:p text:style-name="P4"><text:tab/>Henrique Cintra Miranda de Souza Aranha (Oito)</text:p>
        <text:p text:style-name="P15"><text:tab/><text:tab/><text:span text:style-name="T3">email:</text:span> <text:a xlink:type="simple" xlink:href="mailto:henriquecmsa@gmail.com"><text:span text:style-name="Internet_20_link">henriquecmsa@gmail.com</text:span></text:a></text:p>
        <text:p text:style-name="P21"><text:tab/><text:tab/>telefone: </text:p>
        <text:p text:style-name="Text_20_body"><text:tab/><text:span text:style-name="T1">Marcius Leandro Junior</text:span></text:p>
        <text:p text:style-name="Text_20_body"><text:tab/><text:tab/><text:span text:style-name="T3">email:</text:span> <text:s/><text:a xlink:type="simple" xlink:href="mailto:jhorge.marcius@gmail.com"><text:span text:style-name="Internet_20_link">jhorge.marcius@gmail.com</text:span></text:a></text:p>
        <text:p text:style-name="Text_20_body"><text:tab/><text:tab/><text:span text:style-name="T3">telefone:</text:span><text:span text:style-name="T38"> (16) </text:span><text:span text:style-name="T39">9-</text:span><text:span text:style-name="T38">8123-6062</text:span></text:p>
        <text:p text:style-name="Text_20_body"><text:tab/><text:span text:style-name="T71">Colaboradores:</text:span></text:p>
        <text:p text:style-name="P15"><text:tab/><text:span text:style-name="T1">Guilherme Nishina Fortes</text:span></text:p>
        <text:p text:style-name="P15"><text:tab/><text:tab/><text:span text:style-name="T3">email:</text:span> <text:a xlink:type="simple" xlink:href="mailto:xwe116@gmail.com"><text:span text:style-name="Internet_20_link">xwe116@gmail.com</text:span></text:a></text:p>
        <text:p text:style-name="Text_20_body"><text:tab/><text:span text:style-name="T1">Giovanni de Almeida Marazzi</text:span></text:p>
        <text:p text:style-name="Text_20_body"><text:tab/><text:tab/><text:span text:style-name="T3">email:</text:span> <text:a xlink:type="simple" xlink:href="mailto:giovanni.marazzi@usp.br"><text:span text:style-name="Internet_20_link">giovanni.marazzi@usp.br</text:span></text:a></text:p>
        <text:list xml:id="list72541153811183" text:continue-numbering="true" text:style-name="WW8Num1">
          <text:list-item>
            <text:list>
              <text:list-item>
                <text:list>
                  <text:list-item>
                    <text:h text:style-name="Heading_20_3" text:outline-level="3"><text:bookmark-start text:name="__RefHeading__1728_1382866396"/>Tutor<text:bookmark-end text:name="__RefHeading__1728_1382866396"/></text:h>
                  </text:list-item>
                </text:list>
              </text:list-item>
            </text:list>
          </text:list-item>
        </text:list>
        <text:p text:style-name="Text_20_body"><text:tab/>Marcius Leandro Junior</text:p>
        <text:list xml:id="list72542268775390" text:continue-numbering="true" text:style-name="WW8Num1">
          <text:list-item>
            <text:h text:style-name="P70" text:outline-level="3"><text:bookmark-start text:name="__RefHeading__2457_1466981335"/>Design<text:bookmark-end text:name="__RefHeading__2457_1466981335"/></text:h>
          </text:list-item>
        </text:list>
        <text:p text:style-name="P16"><text:tab/>Rafael Miranda Lopes (Brasília)</text:p>
        <text:p text:style-name="P16"><text:tab/>Gil Barbosa Reis (Zumbi)</text:p>
        <text:p text:style-name="P16"><text:tab/>Henrique Cintra Miranda de Souza Aranha (Oito)</text:p>
        <text:p text:style-name="P16"><text:tab/>Marcius Leandro Junior</text:p>
        <text:p text:style-name="P16"><text:tab/>Guilherme Nishina Fortes</text:p>
        <text:p text:style-name="P16"><text:tab/>Giovanni de Almeida Marazzi</text:p>
        <text:list xml:id="list72540512745635" text:continue-numbering="true" text:style-name="WW8Num1">
          <text:list-item>
            <text:list>
              <text:list-item>
                <text:list>
                  <text:list-item>
                    <text:h text:style-name="P72" text:outline-level="3"><text:bookmark-start text:name="__RefHeading__2776_588692288"/>Programação<text:bookmark-end text:name="__RefHeading__2776_588692288"/></text:h>
                  </text:list-item>
                </text:list>
              </text:list-item>
            </text:list>
          </text:list-item>
        </text:list>
        <text:p text:style-name="Text_20_body"><text:tab/>Rafael Miranda Lopes (Brasília)</text:p>
        <text:p text:style-name="P15"><text:tab/>Gil Barbosa Reis (Zumbi)</text:p>
        <text:p text:style-name="Text_20_body"><text:tab/>Henrique Cintra Miranda de Souza Aranha (Oito)</text:p>
        <text:list xml:id="list72541490692434" text:continue-numbering="true" text:style-name="WW8Num1">
          <text:list-item>
            <text:list>
              <text:list-item>
                <text:list>
                  <text:list-item>
                    <text:h text:style-name="Heading_20_3" text:outline-level="3"><text:bookmark-start text:name="__RefHeading__1730_1382866396"/>Artwork<text:bookmark-end text:name="__RefHeading__1730_1382866396"/></text:h>
                  </text:list-item>
                  <text:list-item>
                    <text:h text:style-name="Heading_20_3" text:outline-level="3"><text:bookmark-start text:name="__RefHeading__1732_1382866396"/>Áudio<text:bookmark-end text:name="__RefHeading__1732_1382866396"/></text:h>
                  </text:list-item>
                </text:list>
              </text:list-item>
            </text:list>
          </text:list-item>
        </text:list>
        <text:p text:style-name="Text_20_body"><text:tab/>Henrique Cintra Miranda de Souza Aranha (Oito)</text:p>
        <text:list xml:id="list72542134545666" text:continue-numbering="true" text:style-name="WW8Num1">
          <text:list-item>
            <text:list>
              <text:list-item>
                <text:h text:style-name="Heading_20_2" text:outline-level="2"><text:bookmark-start text:name="__RefHeading__947_588692288"/><text:soft-page-break/>Resumo Executivo<text:bookmark-end text:name="__RefHeading__947_588692288"/></text:h>
                <text:list>
                  <text:list-item>
                    <text:h text:style-name="P71" text:outline-level="3"><text:bookmark-start text:name="__RefHeading__2755_588692288"/>Conceito Geral<text:bookmark-end text:name="__RefHeading__2755_588692288"/></text:h>
                  </text:list-item>
                </text:list>
              </text:list-item>
            </text:list>
          </text:list-item>
        </text:list>
        <text:p text:style-name="P7"><text:tab/>Um herói deverá proteger e administrar suas terras, conquistar aliados, aprimorar suas habilidades e equipamentos e lutar contra aqueles que se opuserem a ele, em um desafio tático.</text:p>
        <text:p text:style-name="P8"><text:tab/></text:p>
        <text:list xml:id="list72540921878985" text:continue-numbering="true" text:style-name="WW8Num1">
          <text:list-item>
            <text:list>
              <text:list-item>
                <text:list>
                  <text:list-item>
                    <text:h text:style-name="Heading_20_3" text:outline-level="3"><text:bookmark-start text:name="__RefHeading__2759_588692288"/>Sinopse de Cenário e História<text:bookmark-end text:name="__RefHeading__2759_588692288"/></text:h>
                  </text:list-item>
                </text:list>
              </text:list-item>
            </text:list>
          </text:list-item>
        </text:list>
        <text:p text:style-name="Text_20_body"><text:span text:style-name="T65"><text:tab/></text:span><text:span text:style-name="T69">O jogo se passa em um cenário medieval fantástico, onde vários senhores feudais lutam pelo poder. Alguns se aliam em torno de objetivos comuns e de similaridades culturais, a fim de garantir a sobrevivência ou até a supremacia de seus povos, ou mesmo pela glória dos senhores.</text:span></text:p>
        <text:p text:style-name="P9"><text:tab/>Os heróis NPCs terão traços de personalidade e interesses que influenciam em suas impressões a respeito de outros heróis e em suas decisões. </text:p>
        <text:p text:style-name="P7"/>
        <text:list xml:id="list72540240601498" text:continue-numbering="true" text:style-name="WW8Num1">
          <text:list-item>
            <text:list>
              <text:list-item>
                <text:list>
                  <text:list-item>
                    <text:h text:style-name="Heading_20_3" text:outline-level="3"><text:bookmark-start text:name="__RefHeading__2761_588692288"/>Gênero e Escopo<text:bookmark-end text:name="__RefHeading__2761_588692288"/></text:h>
                  </text:list-item>
                </text:list>
              </text:list-item>
            </text:list>
          </text:list-item>
        </text:list>
        <text:p text:style-name="Text_20_body"><text:span text:style-name="T1"><text:tab/></text:span><text:span text:style-name="T14">RPG/Estratégia:</text:span><text:span text:style-name="T51"> Elementos de RPG como o desenvolvimento das habilidades do herói serão um aspecto chave do jogo. A estratégia entra tanto na elaboração das habilidades do personagem conforme ele evolui como nas próprias batalhas e na administração do seu feudo.</text:span></text:p>
        <text:p text:style-name="P10"><text:tab/>As batalhas serão, ao mesmo tempo, táticas e dinâmicas, pois o jogador controlará diretamente apenas o seu personagem, enquanto os outros serão controlados por uma IA escolhida pelo prórpio jogador.</text:p>
        <text:p text:style-name="P10"><text:tab/>A administração da cidade e das relações com os outros heróis (senhores feudais – vassalos, suseranos, inimigos, amigos - ou mercenários, por exemplo) permitirá uma ampla gama de escolhas estratégicas em relação a recursos e diplomacia.</text:p>
        <text:p text:style-name="P10"/>
        <text:list xml:id="list72540843902668" text:continue-numbering="true" text:style-name="WW8Num1">
          <text:list-item>
            <text:list>
              <text:list-item>
                <text:list>
                  <text:list-item>
                    <text:h text:style-name="Heading_20_3" text:outline-level="3"><text:bookmark-start text:name="__RefHeading__1735_1382866396"/>Progressão<text:bookmark-end text:name="__RefHeading__1735_1382866396"/></text:h>
                  </text:list-item>
                </text:list>
              </text:list-item>
            </text:list>
          </text:list-item>
        </text:list>
        <text:p text:style-name="Text_20_body"><text:tab/>A progressão no jogo poderá ser feita de três maneiras distintas: campanha, cenário pré-configurado e cenário configurado pelo jogador.</text:p>
        <text:p text:style-name="P10"/>
        <text:list xml:id="list72540551656519" text:continue-numbering="true" text:style-name="WW8Num1">
          <text:list-item>
            <text:list>
              <text:list-item>
                <text:list>
                  <text:list-item>
                    <text:h text:style-name="Heading_20_3" text:outline-level="3"><text:bookmark-start text:name="__RefHeading__2763_588692288"/>Estilo Visual<text:bookmark-end text:name="__RefHeading__2763_588692288"/></text:h>
                  </text:list-item>
                </text:list>
              </text:list-item>
            </text:list>
          </text:list-item>
        </text:list>
        <text:p text:style-name="Text_20_body"><text:tab/>Estilo visual 2D, sendo o mapa global e os feudos vistos por cima e a batalha vista<text:span text:style-name="T72"> superiormente mas com lateralização das imagens.</text:span></text:p>
        <text:p text:style-name="Text_20_body"/>
        <text:list xml:id="list72541739792628" text:continue-numbering="true" text:style-name="WW8Num1">
          <text:list-item>
            <text:list>
              <text:list-item>
                <text:list>
                  <text:list-item>
                    <text:h text:style-name="Heading_20_3" text:outline-level="3"><text:bookmark-start text:name="__RefHeading__1737_1382866396"/>Público Alvo e Aprendizado<text:bookmark-end text:name="__RefHeading__1737_1382866396"/></text:h>
                  </text:list-item>
                </text:list>
              </text:list-item>
            </text:list>
          </text:list-item>
        </text:list>
        <text:p text:style-name="Text_20_body"><text:tab/>Foco em jogadores hardcore que gostam de estudar os detalhes do jogo, mas também deve dar vez a jogadores um pouco mais casuais, com automatização de algumas decisões. A curva de aprendizado deverá permitir uma rápida associação de decisões e estratégias básicas, por meio de inserção gradual de elementos do jogo durante a fase tutorial. Depois dessa fase, vem uma longa etapa de refinamento.</text:p>
        <text:p text:style-name="Text_20_body"/>
        <text:list xml:id="list72542207459393" text:continue-numbering="true" text:style-name="WW8Num1">
          <text:list-item>
            <text:list>
              <text:list-item>
                <text:list>
                  <text:list-item>
                    <text:h text:style-name="Heading_20_3" text:outline-level="3"><text:bookmark-start text:name="__RefHeading__2765_588692288"/>Engine<text:bookmark-end text:name="__RefHeading__2765_588692288"/></text:h>
                  </text:list-item>
                </text:list>
              </text:list-item>
            </text:list>
          </text:list-item>
        </text:list>
        <text:p text:style-name="Text_20_body"><text:tab/><text:span text:style-name="T72">F</text:span>eito em C++, <text:span text:style-name="T72">com SDL e scripts em Lua, para PC.</text:span></text:p>
        <text:p text:style-name="Text_20_body"/>
        <text:p text:style-name="Text_20_body"/>
        <text:list xml:id="list72541049969104" text:continue-numbering="true" text:style-name="WW8Num1">
          <text:list-item>
            <text:list>
              <text:list-item>
                <text:h text:style-name="Heading_20_2" text:outline-level="2"><text:bookmark-start text:name="__RefHeading__1739_1382866396"/><text:soft-page-break/>Gameplay<text:bookmark-end text:name="__RefHeading__1739_1382866396"/></text:h>
              </text:list-item>
            </text:list>
          </text:list-item>
        </text:list>
        <text:p text:style-name="Text_20_body"/>
        <text:list xml:id="list72541482386906" text:continue-numbering="true" text:style-name="WW8Num1">
          <text:list-item>
            <text:list>
              <text:list-item>
                <text:list>
                  <text:list-item>
                    <text:h text:style-name="Heading_20_3" text:outline-level="3"><text:bookmark-start text:name="__RefHeading__1741_1382866396"/>Visão Geral<text:bookmark-end text:name="__RefHeading__1741_1382866396"/></text:h>
                  </text:list-item>
                </text:list>
              </text:list-item>
            </text:list>
          </text:list-item>
        </text:list>
        <text:p text:style-name="Text_20_body"><text:tab/>O jogo pode ser dividido nestes módulos: navegação, combate, administração e diplomacia. Cada um deles está relacionado a um tipo de ação que o personagem poderá executar durante o jogo. O sucesso do jogador dependerá de suas escolhas em cada um desses módulos.</text:p>
        <text:p text:style-name="Text_20_body"/>
        <text:list xml:id="list72540305891339" text:continue-numbering="true" text:style-name="WW8Num1">
          <text:list-item>
            <text:list>
              <text:list-item>
                <text:list>
                  <text:list-item>
                    <text:h text:style-name="Heading_20_3" text:outline-level="3"><text:bookmark-start text:name="__RefHeading__1743_1382866396"/>Navegação<text:bookmark-end text:name="__RefHeading__1743_1382866396"/></text:h>
                  </text:list-item>
                </text:list>
              </text:list-item>
            </text:list>
          </text:list-item>
        </text:list>
        <text:p text:style-name="Text_20_body"><text:tab/>A navegação poderá ser realizada em três níveis: global, regional e estrutural, referindo-se, respectivamente, aos três tipos navegáveis – <text:span text:style-name="T22">mundo</text:span>, <text:span text:style-name="T22">região</text:span> e <text:span text:style-name="T22">estrutura</text:span>.</text:p>
        <text:p text:style-name="Text_20_body"><text:tab/>No mapa global, o jogador poderá navegar entre regiões nele indicadas – como castelos, vilas, etc – clicando na região desejada. As regiões estarão previamente conectadas em um grafo, por estradas pré-definidas na criação do mapa. Para mover-se entre uma região e outra, elas devem, necessariamente, estar conectadas por uma estrada ou por uma seqüência de estradas. A viagem poderá ser feita em mais de uma etapa, caso as regiões estejam conectadas indiretamente e os pontos intermediários e final do percurso estejam acessíveis ao jogador. Por exemplo, pode-se desejar andar a um castelo aliado cujo percurso consiste de uma estrada a um castelo inimigo e de uma estrada deste castelo até o aliado; como o castelo intermediário é inimigo, a estrada estará bloqueada (mas ainda possivelmente navegável com pagamento de pedágios ou outras condições).</text:p>
        <text:p text:style-name="Text_20_body"><text:tab/>Os mapas regionais consistem dos elementos pertinentes a cada tipo de região: as estruturas. O jogador poderá navegar entre as estruturas de uma região simplesmente clicando sobre elas. Na navegação regional o personagem do jogador não se desloca: apenas se abre a tela da estrutura selecionada, iniciando o terceiro tipo de navegação (estrutural).</text:p>
        <text:p text:style-name="Text_20_body"><text:tab/>A navegação estrutural é simplesmente a escolha entre as possibilidades que aquela estrutura específica oferece. Por exemplo, dentro de uma estrutura <text:span text:style-name="T3">Taverna</text:span><text:span text:style-name="T38"> poderão haver mercenários para contratar e missões para adquirir. A navegação dentro de uma estrutura assim como dentro de uma região não implicam movimentação visual do personagem.</text:span></text:p>
        <text:p text:style-name="Text_20_body"/>
        <text:list xml:id="list72541301048188" text:continue-numbering="true" text:style-name="WW8Num1">
          <text:list-item>
            <text:list>
              <text:list-item>
                <text:list>
                  <text:list-item>
                    <text:h text:style-name="Heading_20_3" text:outline-level="3"><text:bookmark-start text:name="__RefHeading__1745_1382866396"/>Combate<text:bookmark-end text:name="__RefHeading__1745_1382866396"/></text:h>
                  </text:list-item>
                </text:list>
              </text:list-item>
            </text:list>
          </text:list-item>
        </text:list>
        <text:p text:style-name="Text_20_body"><text:tab/>O combate pode ser iniciado pelo jogador ou pelo computador, dependendo da situação. Ao ser iniciado, abre-se o mapa de combate e o jogador deverá escolher a posição inicial de seu herói e de seus companheiros. O mapa é gradeado em quadrados, no estilo Final Fantasy Tactics e os personagens podem movimentar-se por ele de acordo com seus pontos de movimentação. Esses pontos serão determinados de acordo com atributos do jogador e também com o peso que ele carrega.</text:p>
        <text:p text:style-name="Text_20_body"><text:tab/>A ação dos personagens ocorre em turnos de freqüência ponderada em relação a uma medida de iniciativa de cada um, ou seja: personagens mais rápidos agirão mais freqüentemente. Enquanto o jogador tem controle total do seu personagem, seus aliados são controlados por uma inteligência artificial configurada pelo jogador ou escolhida entre algumas IA's pré-configuradas. Antes de entrar na batalha, o jogador terá relacionado atalhos do teclado às suas habilidades, de forma a manter a batalha em um passo mais dinâmico (reduzindo a necessidade de navegar em menus para escolher habilidades). As estratégias dos aliados poderão ser modificadas durante a batalha, caso o jogador decida que há uma estratégia mais interessante.</text:p>
        <text:p text:style-name="Text_20_body"><text:tab/>Pontos de estamina são utilizados quando o personagem se movimenta e quando ataca ou usa uma habilidade. <text:span text:style-name="T73">A </text:span>estamina de movimentação será a mesma <text:span text:style-name="T73">utilizada pelos</text:span> ataque<text:span text:style-name="T73">s ou magias</text:span>; <text:span text:style-name="T73">os combatentes</text:span> poderão executar tantas ações quanto a estamina permitir.</text:p>
        <text:p text:style-name="Text_20_body"/>
        <text:list xml:id="list72541649445252" text:continue-numbering="true" text:style-name="WW8Num1">
          <text:list-item>
            <text:list>
              <text:list-item>
                <text:list>
                  <text:list-item>
                    <text:h text:style-name="Heading_20_3" text:outline-level="3"><text:bookmark-start text:name="__RefHeading__1747_1382866396"/><text:soft-page-break/>Administração<text:bookmark-end text:name="__RefHeading__1747_1382866396"/></text:h>
                  </text:list-item>
                </text:list>
              </text:list-item>
            </text:list>
          </text:list-item>
        </text:list>
        <text:p text:style-name="Text_20_body"><text:tab/>A administração dos recursos do jogador será feita em sua tela de região e em suas telas de estruturas. Ele deverá usar recursos para construir novas estruturas em uma região, bem como para melhorar as estruturas já existentes. Recursos também podem ser investidos internamente às estruturas, de forma a, por exemplo, melhorar os itens produzidos pelo ferreiro.</text:p>
        <text:p text:style-name="Text_20_body"><text:tab/>Os itens produzidos por estruturas como um ferreiro serão melhorados conforme investimentos de recursos direcionados a itens específicos, com a possibilidade de se ajustar, também, que atributo de cada item deverá ser melhorado. Exemplificando: se quisermos espadas de duas mãos mais leves e mais afiadas, podemos investir, em um primeiro nível, em espadas de duas mãos e distribuir esse investimento entre seu material e sua lâmina.</text:p>
        <text:p text:style-name="Text_20_body"/>
        <text:list xml:id="list72542308258741" text:continue-numbering="true" text:style-name="WW8Num1">
          <text:list-item>
            <text:list>
              <text:list-item>
                <text:list>
                  <text:list-item>
                    <text:h text:style-name="Heading_20_3" text:outline-level="3"><text:bookmark-start text:name="__RefHeading__1749_1382866396"/>Diplomacia<text:bookmark-end text:name="__RefHeading__1749_1382866396"/></text:h>
                  </text:list-item>
                </text:list>
              </text:list-item>
            </text:list>
          </text:list-item>
        </text:list>
        <text:p text:style-name="Text_20_body"><text:tab/>A diplomacia se refere à relação entre o personagem do jogador e os outros líderes de regiões, como senhores de castelos ou prefeitos de vilas. A disposição de cada líder para com <text:s/>o jogador depende de suas ações tomadas durante o jogo e que tenham implicações em sua personalidade percebida e em seu poder, e também de como essas ações se alinham com a personalidade de cada líder NPC específico.</text:p>
        <text:p text:style-name="P34"><text:tab/>O jogador poderá conquistar aliados, inimigos, adquirir a proteção de um senhor suserano ou mesmo conseguir a cooperação de senhores que desejem ser seus vassalos, assim determinando o seu próprio reino. Qualquer região poderá fazer parte de um reino, caso um senhor de castelo consiga influência suficiente sobre ela. O reino é a hierarquia máxima de uma unidade administrativa/diplomática. As regiões podem livrar-se de seus reinos anteriores, caso desejem trair os seus reinos para possivelmente associar-se a outro, ou mesmo para tomá-los à forç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72541058878575" text:continue-numbering="true" text:style-name="WW8Num1">
          <text:list-item>
            <text:h text:style-name="P80" text:outline-level="1"><text:bookmark-start text:name="__RefHeading__2459_1466981335"/><text:soft-page-break/>Seção II: Cenário e Ambientação<text:bookmark-end text:name="__RefHeading__2459_1466981335"/></text:h>
          </text:list-item>
          <text:list-item>
            <text:h text:style-name="P83" text:outline-level="2"><text:bookmark-start text:name="__RefHeading__2461_1466981335"/>Ambiente<text:bookmark-end text:name="__RefHeading__2461_1466981335"/></text:h>
          </text:list-item>
          <text:list-item>
            <text:h text:style-name="P84" text:outline-level="2"><text:bookmark-start text:name="__RefHeading__2463_1466981335"/>História do Mundo<text:bookmark-end text:name="__RefHeading__2463_1466981335"/></text:h>
          </text:list-item>
          <text:list-item>
            <text:h text:style-name="P84" text:outline-level="2"><text:bookmark-start text:name="__RefHeading__2465_1466981335"/>Política<text:bookmark-end text:name="__RefHeading__2465_1466981335"/></text:h>
          </text:list-item>
          <text:list-item>
            <text:h text:style-name="P84" text:outline-level="2"><text:bookmark-start text:name="__RefHeading__2467_1466981335"/>Personagens Importantes<text:bookmark-end text:name="__RefHeading__2467_1466981335"/></text:h>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72540434268330" text:continue-numbering="true" text:style-name="WW8Num1">
          <text:list-item>
            <text:h text:style-name="P80" text:outline-level="1"><text:bookmark-start text:name="__RefHeading__2469_1466981335"/><text:soft-page-break/>Seção III: Combate<text:bookmark-end text:name="__RefHeading__2469_1466981335"/></text:h>
          </text:list-item>
          <text:list-item>
            <text:h text:style-name="P85" text:outline-level="2"><text:bookmark-start text:name="__RefHeading__3741_1466981335"/>Personagem<text:bookmark-end text:name="__RefHeading__3741_1466981335"/></text:h>
          </text:list-item>
          <text:list-item>
            <text:h text:style-name="P73" text:outline-level="3"><text:bookmark-start text:name="__RefHeading__3743_1466981335"/>Atributos <text:span text:style-name="T77">Primários</text:span><text:bookmark-end text:name="__RefHeading__3743_1466981335"/></text:h>
          </text:list-item>
        </text:list>
        <text:p text:style-name="P23"/>
        <text:p text:style-name="P23"><text:tab/><text:span text:style-name="T23">Força</text:span></text:p>
        <text:p text:style-name="P24"><text:span text:style-name="T23"><text:tab/></text:span><text:span text:style-name="T52">Medida da força física do personagem. Determina o quanto de dano ele pode acrescentar aos seus golpes, o quanto de dano físico ele pode absorver e com que eficiência de energia ele consegue executar suas ações de deslocamento e ataque, conforme o peso do seu equipamento.</text:span></text:p>
        <text:list xml:id="list5859780654600582368" text:style-name="L1">
          <text:list-item>
            <text:p text:style-name="P36"><text:span text:style-name="T53">Dano bruto infligido: </text:span><text:span text:style-name="T24">dano_da_arma</text:span><text:span text:style-name="T53"> x (100 + 2x </text:span><text:span text:style-name="T24">Força</text:span><text:span text:style-name="T53">)/100</text:span></text:p>
          </text:list-item>
          <text:list-item>
            <text:p text:style-name="P38"><text:span text:style-name="T51">Dano absorvido ao receber um golpe: </text:span><text:span text:style-name="T22">dano_da_arma</text:span><text:span text:style-name="T51"> x (100 + </text:span><text:span text:style-name="T22">Força</text:span><text:span text:style-name="T51">)/100</text:span></text:p>
          </text:list-item>
          <text:list-item>
            <text:p text:style-name="P38"><text:span text:style-name="T51">*Atenuação de carga: </text:span><text:span text:style-name="T22">carga_bruta</text:span><text:span text:style-name="T14"> </text:span><text:span text:style-name="T51">x </text:span><text:span text:style-name="T54">0.98</text:span><text:span text:style-name="T51">^</text:span><text:span text:style-name="T22">Forç</text:span><text:span text:style-name="T27">a</text:span><text:span text:style-name="T63"> </text:span><text:span text:style-name="T57"><text:s text:c="2"/></text:span><text:span text:style-name="T16">(*rever fórmula)</text:span></text:p>
          </text:list-item>
        </text:list>
        <text:p text:style-name="P11"><text:tab/></text:p>
        <text:p text:style-name="P23"><text:tab/><text:span text:style-name="T23">Inteligência</text:span><text:span text:style-name="T52"> </text:span></text:p>
        <text:p text:style-name="P12"><text:tab/>Medida do poder mental do personagem. Determina o quanto suas magias serão mais poderosas, o quanto ele será resistente a magias de outros magos e com que eficiência de energia ele consegue executar suas magias.</text:p>
        <text:list xml:id="list72541554388844" text:continue-numbering="true" text:style-name="L1">
          <text:list-item>
            <text:p text:style-name="P37"><text:span text:style-name="T54">Poder</text:span><text:span text:style-name="T53"> bruto: </text:span><text:span text:style-name="T62">poder</text:span><text:span text:style-name="T24">_da_</text:span><text:span text:style-name="T25">magia</text:span><text:span text:style-name="T53"> x (100 + 2x </text:span><text:span text:style-name="T25">Inteligência</text:span><text:span text:style-name="T53">)/100</text:span></text:p>
          </text:list-item>
          <text:list-item>
            <text:p text:style-name="P39"><text:span text:style-name="T54">Poder atenuado de uma magia hostil</text:span><text:span text:style-name="T51">: </text:span><text:span text:style-name="T62">poder</text:span><text:span text:style-name="T22">_da_</text:span><text:span text:style-name="T25">magia</text:span><text:span text:style-name="T51"> x (100 + </text:span><text:span text:style-name="T25">Inteligência</text:span><text:span text:style-name="T51">)/100</text:span></text:p>
          </text:list-item>
          <text:list-item>
            <text:p text:style-name="P40"><text:span text:style-name="T52">*Atenuação de </text:span><text:span text:style-name="T54">fadiga</text:span><text:span text:style-name="T52">: </text:span><text:span text:style-name="T25">fadiga</text:span><text:span text:style-name="T23">_bruta</text:span><text:span text:style-name="T15"> </text:span><text:span text:style-name="T52">x</text:span><text:span text:style-name="T15"> </text:span><text:span text:style-name="T54">0.98</text:span><text:span text:style-name="T52">^</text:span><text:span text:style-name="T25">Inteligência <text:s text:c="2"/></text:span><text:span text:style-name="T16">(*rever fórmula)</text:span></text:p>
          </text:list-item>
        </text:list>
        <text:p text:style-name="P12"/>
        <text:p text:style-name="P22"><text:tab/><text:span text:style-name="T75">Agilidade</text:span><text:span text:style-name="T52"> </text:span></text:p>
        <text:p text:style-name="P22"><text:span text:style-name="T52"><text:tab/>Medida da destreza e velocidade do personagem. Determina sua chance de acertar e de desviar de golpes, sua chance </text:span><text:span text:style-name="T55">base </text:span><text:span text:style-name="T52">de infligir danos críticos e também com que frequência poderá agir novamente.</text:span></text:p>
        <text:list xml:id="list72542345293091" text:continue-numbering="true" text:style-name="L1">
          <text:list-item>
            <text:p text:style-name="P41"><text:span text:style-name="T53">P</text:span><text:span text:style-name="T51">recisão (chance base de acerto): (</text:span><text:span text:style-name="T22">precisão_base</text:span><text:span text:style-name="T14"> </text:span><text:span text:style-name="T51">+ </text:span><text:span text:style-name="T22">Agilidade</text:span><text:span text:style-name="T51">)%</text:span></text:p>
          </text:list-item>
          <text:list-item>
            <text:p text:style-name="P41"><text:span text:style-name="T51">Evasão: </text:span><text:span text:style-name="T22">Agilidade</text:span><text:span text:style-name="T51">% - </text:span><text:span text:style-name="T17">(modificada pelo fator carga – a </text:span><text:span text:style-name="T18">quantificar</text:span><text:span text:style-name="T17">)</text:span></text:p>
          </text:list-item>
          <text:list-item>
            <text:p text:style-name="P41"><text:span text:style-name="T51">Chance base de crítico: </text:span><text:span text:style-name="T22">Agilidade</text:span><text:span text:style-name="T51">/2</text:span></text:p>
          </text:list-item>
          <text:list-item>
            <text:p text:style-name="P42"><text:span text:style-name="T56">R</text:span><text:span text:style-name="T51">ecuperação de estamina: </text:span><text:span text:style-name="T26">recuperação_base</text:span><text:span text:style-name="T56"> x (100 + </text:span><text:span text:style-name="T26">Agilidade</text:span><text:span text:style-name="T56">)/100</text:span></text:p>
          </text:list-item>
        </text:list>
        <text:p text:style-name="P12"/>
        <text:p text:style-name="P22"><text:tab/><text:span text:style-name="T75">Vitalidade</text:span></text:p>
        <text:p text:style-name="P22"><text:span text:style-name="T52"><text:tab/>Medida da resistência física do personagem. Determina </text:span><text:span text:style-name="T53">o quanto de dano consegue sustentar <text:s/>antes de morrer e também o quanto de esforço poderá exigir de seu corpo e sua mente para executar suas ações</text:span><text:span text:style-name="T52">.</text:span></text:p>
        <text:list xml:id="list72541879193955" text:continue-numbering="true" text:style-name="L1">
          <text:list-item>
            <text:p text:style-name="P43"><text:span text:style-name="T51">Pontos de vida: </text:span><text:span text:style-name="T22">pontos_de_vida_base</text:span><text:span text:style-name="T51"> x (100 + 10x </text:span><text:span text:style-name="T22">Vitalidade</text:span><text:span text:style-name="T51">)/100</text:span></text:p>
          </text:list-item>
          <text:list-item>
            <text:p text:style-name="P43"><text:span text:style-name="T51">Estamina: </text:span><text:span text:style-name="T22">estamina_base</text:span><text:span text:style-name="T51"> x (100 + </text:span><text:span text:style-name="T22">Vitalidade</text:span><text:span text:style-name="T51">)/100</text:span></text:p>
          </text:list-item>
        </text:list>
        <text:p text:style-name="P13"/>
        <text:p text:style-name="P17"/>
        <text:p text:style-name="P17"/>
        <text:list xml:id="list72540671544183" text:continue-list="list72540434268330" text:style-name="WW8Num1">
          <text:list-item>
            <text:h text:style-name="P74" text:outline-level="3"><text:bookmark-start text:name="__RefHeading__3745_1466981335"/><text:soft-page-break/>Atributos Secundários<text:bookmark-end text:name="__RefHeading__3745_1466981335"/></text:h>
          </text:list-item>
        </text:list>
        <text:p text:style-name="P17"><text:tab/><text:span text:style-name="T77">O atributo primário vitalidade define dois novos atributos que são utilizados em batalha:</text:span></text:p>
        <text:p text:style-name="P17"/>
        <text:p text:style-name="P17"><text:tab/><text:span text:style-name="T27">Pontos de Vida</text:span></text:p>
        <text:p text:style-name="P17"><text:span text:style-name="T27"><text:tab/></text:span><text:span text:style-name="T57">Medida do quanto o personagem poderá sofrer de dano (físico ou mágico) até que morra. Eles podem ser recuperados em batalha por poções ou magias de cura. Ao terminar uma batalha, os pontos de vida perdidos são recuperados automaticamente.</text:span></text:p>
        <text:p text:style-name="P14"><text:tab/></text:p>
        <text:p text:style-name="P19"><text:span text:style-name="T57"><text:tab/></text:span><text:span text:style-name="T27">Estamina</text:span></text:p>
        <text:p text:style-name="P19"><text:span text:style-name="T27"><text:tab/></text:span><text:span text:style-name="T57">Medida do quanto um personagem poderá utilizar em ações: sejam ataques, magias ou mesmo movimentar-se pelo campo de batalha. Representa a energia ou o quanto de fadiga o personagem pode sustentar com suas ações. A estamina recupera-se entre os turnos de cada personagem, de acordo com a agilidade de cada um.</text:span></text:p>
        <text:p text:style-name="P25"/>
        <text:p text:style-name="P25"/>
        <text:list xml:id="list72540976023676" text:continue-numbering="true" text:style-name="WW8Num1">
          <text:list-item>
            <text:h text:style-name="P74" text:outline-level="3"><text:bookmark-start text:name="__RefHeading__3747_1466981335"/>Valores Base<text:bookmark-end text:name="__RefHeading__3747_1466981335"/></text:h>
          </text:list-item>
        </text:list>
        <text:p text:style-name="P26"><text:tab/><text:span text:style-name="T77">Alguns valores base são necessários para determinar atributos secundários e cálculos da batalha:</text:span></text:p>
        <text:list xml:id="list6909130983539001073" text:style-name="L2">
          <text:list-item>
            <text:p text:style-name="P44">Precisão base: 80</text:p>
          </text:list-item>
          <text:list-item>
            <text:p text:style-name="P45">Pontos de vida base: 40</text:p>
          </text:list-item>
          <text:list-item>
            <text:p text:style-name="P46">Estamina base: 100</text:p>
          </text:list-item>
          <text:list-item>
            <text:p text:style-name="P44">Recuperação de estamina base: <text:span text:style-name="T3">(requer ajustes com testes no software)</text:span></text:p>
          </text:list-item>
        </text:list>
        <text:p text:style-name="P47"/>
        <text:list xml:id="list72541781928748" text:continue-list="list72540976023676" text:style-name="WW8Num1">
          <text:list-item>
            <text:h text:style-name="P75" text:outline-level="3"><text:bookmark-start text:name="__RefHeading__1300_239835829"/>Habilidades<text:bookmark-end text:name="__RefHeading__1300_239835829"/></text:h>
          </text:list-item>
        </text:list>
        <text:p text:style-name="P28"><text:span text:style-name="T40"><text:tab/>Além dos atributos primários do personagem (Força, Inteligência, Agilidade e Vitalidade), ele contará com um conjunto de habilidades que incrementarão seu potencial em batalha. As habilidades podem figurar entre </text:span><text:span text:style-name="T4">ativas</text:span><text:span text:style-name="T40"> e </text:span><text:span text:style-name="T4">passivas</text:span><text:span text:style-name="T40"> e estarão descritas em mais detalhes posteriormente, nesta seção.</text:span></text:p>
        <text:p text:style-name="P54"/>
        <text:list xml:id="list72541237529913" text:continue-numbering="true" text:style-name="WW8Num1">
          <text:list-item>
            <text:h text:style-name="P76" text:outline-level="3"><text:bookmark-start text:name="__RefHeading__1302_239835829"/>Equipamento<text:bookmark-end text:name="__RefHeading__1302_239835829"/></text:h>
          </text:list-item>
        </text:list>
        <text:p text:style-name="P28"><text:span text:style-name="T40"><text:tab/>O personagem também disporá de equipamentos para tornar seu ataque e sua defesa mais eficientes. Eles </text:span><text:span text:style-name="T41">apresentarão</text:span><text:span text:style-name="T40">, </text:span><text:span text:style-name="T41">regularmente,</text:span><text:span text:style-name="T40"> valores como:</text:span></text:p>
        <text:list xml:id="list7317649746665093679" text:style-name="L3">
          <text:list-item>
            <text:p text:style-name="P59"><text:span text:style-name="T28">Ataque base</text:span><text:span text:style-name="T40"> - </text:span><text:span text:style-name="T4">armas</text:span></text:p>
          </text:list-item>
          <text:list-item>
            <text:p text:style-name="P59"><text:span text:style-name="T28">Resistência a dano físico</text:span><text:span text:style-name="T40"> - </text:span><text:span text:style-name="T4"><text:s/>armaduras, elmos, </text:span><text:span text:style-name="T5">(…)</text:span></text:p>
          </text:list-item>
          <text:list-item>
            <text:p text:style-name="P55"><text:span text:style-name="T22">Chance de bloqueio</text:span> - <text:span text:style-name="T3">escudos</text:span></text:p>
          </text:list-item>
          <text:list-item>
            <text:p text:style-name="P56"><text:span text:style-name="T22">Carga</text:span> (peso do equipamento)</text:p>
          </text:list-item>
        </text:list>
        <text:p text:style-name="P28"><text:span text:style-name="T40"><text:tab/></text:span><text:span text:style-name="T41">Além disso, os equipamentos também poderão adicionar efeitos adicionais e especiais, como resistência mágica, </text:span><text:span text:style-name="T42">proteção contra dano crítico, modificadores de precisão e de acerto crítico,</text:span><text:span text:style-name="T41"> </text:span><text:span text:style-name="T42">além de</text:span><text:span text:style-name="T41"> vários outros tipos de modificadores.</text:span></text:p>
        <text:p text:style-name="P57"/>
        <text:p text:style-name="P57"/>
        <text:p text:style-name="P28"><text:soft-page-break/><text:span text:style-name="T41"><text:tab/></text:span><text:span text:style-name="T43">Descrição dos tipos de equipamentos disponíveis:</text:span><text:span text:style-name="T41"><text:tab/></text:span></text:p>
        <text:p text:style-name="P49"><text:tab/>Arma</text:p>
        <text:p text:style-name="P29"><text:span text:style-name="T22"><text:tab/><text:tab/></text:span><text:span text:style-name="T14">(descrever)</text:span></text:p>
        <text:list xml:id="list954276879765486711" text:style-name="L4">
          <text:list-item>
            <text:p text:style-name="P50">Dano</text:p>
          </text:list-item>
          <text:list-item>
            <text:p text:style-name="P61"><text:span text:style-name="T7">A</text:span><text:span text:style-name="T3">lcance</text:span></text:p>
          </text:list-item>
          <text:list-item>
            <text:p text:style-name="P50">Peso</text:p>
          </text:list-item>
          <text:list-item>
            <text:p text:style-name="P60"><text:span text:style-name="T29">Carga </text:span><text:span text:style-name="T31">de uso</text:span><text:span text:style-name="T20"> – uma medida do peso e do balanço da arma, significando a dificuldade de sua utilização</text:span><text:span text:style-name="T19"> </text:span><text:span text:style-name="T21">(carga instrumental)</text:span></text:p>
          </text:list-item>
        </text:list>
        <text:p text:style-name="P49"><text:tab/>Armadura</text:p>
        <text:list xml:id="list3936606526373398458" text:style-name="L5">
          <text:list-item>
            <text:p text:style-name="P62"><text:span text:style-name="T6">R</text:span><text:span text:style-name="T3">esistência a dano</text:span></text:p>
          </text:list-item>
          <text:list-item>
            <text:p text:style-name="P51">Peso</text:p>
          </text:list-item>
        </text:list>
        <text:p text:style-name="P49"><text:tab/>Elmo</text:p>
        <text:p text:style-name="P49"><text:tab/>Luvas</text:p>
        <text:p text:style-name="P49"><text:tab/>Anel</text:p>
        <text:p text:style-name="P49"><text:tab/>Amuleto</text:p>
        <text:p text:style-name="P49"><text:tab/>Botas</text:p>
        <text:list xml:id="list72540962056973" text:continue-list="list72541237529913" text:style-name="WW8Num1">
          <text:list-item>
            <text:h text:style-name="P86" text:outline-level="2"><text:bookmark-start text:name="__RefHeading__1304_239835829"/>Ações<text:bookmark-end text:name="__RefHeading__1304_239835829"/></text:h>
          </text:list-item>
        </text:list>
        <text:p text:style-name="P27"><text:tab/><text:span text:style-name="T78">Os personagens em batalha poderão executar, por vez, uma entre as seguintes ações:</text:span></text:p>
        <text:p text:style-name="P27"/>
        <text:list xml:id="list72542306608087" text:continue-numbering="true" text:style-name="WW8Num1">
          <text:list-item>
            <text:h text:style-name="P77" text:outline-level="3"><text:bookmark-start text:name="__RefHeading__1306_239835829"/>Habilidade<text:bookmark-end text:name="__RefHeading__1306_239835829"/></text:h>
          </text:list-item>
        </text:list>
        <text:p text:style-name="P27"><text:tab/><text:span text:style-name="T79">São as ações específicas que cada personagem poderá executar, além do que é comum entre todos (deslocar-se e atacar). A cada nível ganho pelo personagem, ele poderá escolher uma habilidade para evoluir, segundo uma progressão em árvores de habilidade. Algumas habilidades serão passivas e não determinam uma ação em batalha, mas sim algum outro tipo de vantagem permanente que melhore o desempenho em batalha. Cada </text:span><text:span text:style-name="T4">habilidade ativa</text:span><text:span text:style-name="T40"> </text:span><text:span text:style-name="T44">possui os seguintes parâmetros:</text:span></text:p>
        <text:list xml:id="list851446930738464696" text:style-name="L6">
          <text:list-item>
            <text:p text:style-name="P63"><text:span text:style-name="T22">Custo</text:span><text:span text:style-name="T3"> (o custo base da habilidade, posteriormente modificado pelo fator de carga e pela força ou inteligência do personagem) *</text:span><text:span text:style-name="T35">ver referência cruzada Actor-Skill</text:span></text:p>
          </text:list-item>
          <text:list-item>
            <text:p text:style-name="P64"><text:span text:style-name="T22">Dano</text:span><text:span text:style-name="T3"> (o dano causado pela habilidade, que pode ser um valor fixo – positivo ou negativo – ou um valor percentual do dano da arma equipada) *</text:span><text:span text:style-name="T35">ver referência cruzada Actor-Skil: </text:span><text:span text:style-name="T36">possivelmente usar uma tag weapon_</text:span><text:span text:style-name="T37">based</text:span><text:span text:style-name="T36"> pra dizer se é fixo ou da arma</text:span></text:p>
          </text:list-item>
          <text:list-item>
            <text:p text:style-name="P65"><text:span text:style-name="T22">Alcance</text:span><text:span text:style-name="T3"> (alcance 0 para habilidades que não exigem seleção de ponto ou área de efeito) </text:span><text:span text:style-name="T9">*</text:span><text:span text:style-name="T35">ver referência cruzada Actor-Skill</text:span></text:p>
          </text:list-item>
          <text:list-item>
            <text:p text:style-name="P63"><text:span text:style-name="T30">Área</text:span><text:span text:style-name="T22"> de efeito</text:span><text:span text:style-name="T3"> (a região afetada </text:span><text:span text:style-name="T8">pela habilidade)</text:span></text:p>
          </text:list-item>
          <text:list-item>
            <text:p text:style-name="P66"><text:span text:style-name="T22">Hostilidade</text:span><text:span text:style-name="T3"> (determina se afeta apenas inimigos, apenas amigos ou se é indiferente a esse fator)</text:span></text:p>
          </text:list-item>
          <text:list-item>
            <text:p text:style-name="P48">Fator de bloqueio?</text:p>
          </text:list-item>
          <text:list-item>
            <text:p text:style-name="P67"><text:span text:style-name="T3">Fator de esquiva? </text:span><text:span text:style-name="T11">Fator de crítico?</text:span></text:p>
          </text:list-item>
          <text:list-item>
            <text:p text:style-name="P67"><text:span text:style-name="T22">Penetrância</text:span><text:span text:style-name="T3"> (medida do quanto do efeito é passado a alvos secundários – ataques com </text:span><text:soft-page-break/><text:span text:style-name="T3">lanças, por exemplo, podem ter penetrância [1,0], indicando que atingem com 100% o primeiro alvo e 0% o segundo alvo)</text:span></text:p>
          </text:list-item>
          <text:list-item>
            <text:p text:style-name="P68"><text:span text:style-name="T22">Efeito extra</text:span><text:span text:style-name="T3"> (algum efeito extra que possa ser aplicado ou uma segunda habilidade a ser evocada, como um “life steal” ou aplicação de veneno)</text:span></text:p>
          </text:list-item>
        </text:list>
        <text:p text:style-name="P27"/>
        <text:list xml:id="list72542235261047" text:continue-list="list72542306608087" text:style-name="WW8Num1">
          <text:list-item>
            <text:h text:style-name="P78" text:outline-level="3"><text:bookmark-start text:name="__RefHeading__1308_239835829"/>Ataque<text:bookmark-end text:name="__RefHeading__1308_239835829"/></text:h>
          </text:list-item>
        </text:list>
        <text:p text:style-name="P30"><text:tab/><text:span text:style-name="T78">Esta ação é, na prática, uma habilidade padrão e o seu mecanismo está definido como de uma habilidade.</text:span></text:p>
        <text:p text:style-name="P30"><text:tab/><text:span text:style-name="T80">Um ataque básico de arma corpo-a-corpo, por exemplo, é uma habilidade de custo igual a 100% do fator de carga da arma, dano igual a 100% do dano da arma, alcance igual ao alcance da arma, área de efeito na matriz [1] (apenas acerta o ponto indicado, mas nenhum em volta), hostilidade indiferente, fatores de bloqueio e esquiva inalterados e penetrância [1,(0)] (indicando que apenas causa dano ao primeiro alvo acertado - para caso de armas de maior alcance que 1) e nenhum efeito extra, a menos que a arma o possua ou alguma habilidade passiva o garanta.</text:span></text:p>
        <text:p text:style-name="P30"><text:tab/><text:span text:style-name="T81">Por padrão o custo de um ataque será igual a uma base 20 mais a carga da arma (geralmente o peso multiplicado por 10 e ajustado pela </text:span><text:span text:style-name="T12">Força</text:span><text:span text:style-name="T81">, ficando 20 + 10 x </text:span><text:span text:style-name="T33">peso_da_arma</text:span><text:span text:style-name="T45"> </text:span><text:span text:style-name="T49">x </text:span><text:span text:style-name="T32">atenuação_pela_força</text:span><text:span text:style-name="T49">).</text:span></text:p>
        <text:p text:style-name="P27"/>
        <text:list xml:id="list72541915136947" text:continue-numbering="true" text:style-name="WW8Num1">
          <text:list-item>
            <text:h text:style-name="P77" text:outline-level="3"><text:bookmark-start text:name="__RefHeading__1310_239835829"/>Deslocamento<text:bookmark-end text:name="__RefHeading__1310_239835829"/></text:h>
          </text:list-item>
        </text:list>
        <text:p text:style-name="P27"><text:tab/><text:span text:style-name="T79">É a movimentação do personagem pelo campo de batalha. Seu custo em estamina está relacionado com a carga carregada pelo personagem, incluindo seus itens como armadura, espada, escudo, etc, além de um valor base a ser somado. Esse custo também pode ser atenuado pelo aumento do atributo </text:span><text:span text:style-name="T6">Força</text:span><text:span text:style-name="T43">. </text:span><text:span text:style-name="T46">Sugestão de custo de deslocamento: (30 + peso)/3 – assim, um personagem em armadura de placas completa e escudo gastaria cerca de 20 estamina por movimento e um personagem totalmente livre gastaria 10.</text:span></text:p>
        <text:list xml:id="list72540611232831" text:continue-numbering="true" text:style-name="WW8Num1">
          <text:list-item>
            <text:h text:style-name="P87" text:outline-level="2"><text:bookmark-start text:name="__RefHeading__1312_239835829"/>Custo e Carga<text:bookmark-end text:name="__RefHeading__1312_239835829"/></text:h>
          </text:list-item>
        </text:list>
        <text:p text:style-name="P33"><text:tab/><text:span text:style-name="T86">Toda ação estará sujeita a um custo, que poderá ser modificado pela carga.</text:span></text:p>
        <text:list xml:id="list7816231096098026133" text:style-name="L7">
          <text:list-item>
            <text:p text:style-name="P69"><text:span text:style-name="T34">Custo</text:span><text:span text:style-name="T50"> é o valor de </text:span><text:span text:style-name="T13">estamina</text:span><text:span text:style-name="T50"> necessário para se executar uma ação, composto de </text:span><text:span text:style-name="T34">custo_base</text:span><text:span text:style-name="T50"> + </text:span><text:span text:style-name="T34">carga_efetiva</text:span><text:span text:style-name="T13">;</text:span></text:p>
          </text:list-item>
          <text:list-item>
            <text:p text:style-name="P58">Custo Base<text:span text:style-name="T14"> </text:span><text:span text:style-name="T65">é o custo básico para se executar uma tarefa e pode representar, primordialmente, um custo de tempo para executar determinada ação; </text:span><text:span text:style-name="T68">ele é determinado exclusivamente pela habilidade escolhida;</text:span></text:p>
          </text:list-item>
          <text:list-item>
            <text:p text:style-name="P52">Carga Efetiva<text:span text:style-name="T51"> é um valor que pode ser nulo e representa o custo instrumental de se executar uma ação, e está sujeita a fatores como peso e força, bem como inteligência quando a ação se tratar de uma magia; ela pode se apresentar em três situações diferentes: 1 – ataque ou habilidade física; 2 – magia; 3 – deslocamento; seu cálculo é feito </text:span><text:span text:style-name="T58">usando-se a carga instrumental de cada situação e aplicando a ela o atenuante correspondente: </text:span><text:span text:style-name="T66">Força</text:span><text:span text:style-name="T58"> para ataque, habilidade física e deslocamento; </text:span><text:span text:style-name="T66">Inteligência</text:span><text:span text:style-name="T58"> para magia;</text:span></text:p>
          </text:list-item>
          <text:list-item>
            <text:p text:style-name="P53">Carga Instrumental<text:span text:style-name="T51"> é a carga relacionada ao esforço de se cumprir uma ação. Para ataques e habilidades (físicas ou mágicas) atreladas a armas, a </text:span><text:span text:style-name="T65">carga instrumental</text:span><text:span text:style-name="T51"> é igual ao atributo </text:span><text:span text:style-name="T65">carga</text:span><text:span text:style-name="T51"> da arma utilizada. Para deslocamento, a </text:span><text:span text:style-name="T65">carga instrumental</text:span><text:span text:style-name="T51"> é o peso total dos itens equipados pelo personagem. </text:span><text:span text:style-name="T59">Quando uma habilidade não está atrelada a uma arma, sua </text:span><text:span text:style-name="T67">carga instrumental</text:span><text:span text:style-name="T59"> é igual a zero.</text:span><text:span text:style-name="T51"> </text:span></text:p>
          </text:list-item>
        </text:list>
        <text:p text:style-name="P33"/>
        <text:list xml:id="list72541098046440" text:continue-list="list72540611232831" text:style-name="WW8Num1">
          <text:list-item>
            <text:h text:style-name="P88" text:outline-level="2"><text:bookmark-start text:name="__RefHeading__1314_239835829"/><text:soft-page-break/>Estado<text:bookmark-end text:name="__RefHeading__1314_239835829"/></text:h>
          </text:list-item>
        </text:list>
        <text:p text:style-name="P32"><text:tab/><text:span text:style-name="T85">Os personagens poderão apresentar um estado alterado, durante a batalha, que podem oferecer bônus ou ônus ao seu desempenho em combate. Esses estados podem ser aplicados por habilidades próprias ou de outros personagens, ou mesmo por efeitos ambientais do mapa. Os modificadores de estado poderão expirar com o tempo ou serem anulados por um outro modificador. Por exemplo, um golpe fatal poderá adicionar o estado </text:span><text:span text:style-name="T11">morto</text:span><text:span text:style-name="T48"> ao personagem.</text:span></text:p>
        <text:list xml:id="list72541891146926" text:continue-numbering="true" text:style-name="WW8Num1">
          <text:list-item>
            <text:h text:style-name="Heading_20_2" text:outline-level="2"><text:bookmark-start text:name="__RefHeading__1316_239835829"/>Turnos<text:bookmark-end text:name="__RefHeading__1316_239835829"/></text:h>
          </text:list-item>
        </text:list>
        <text:p text:style-name="P31"><text:tab/><text:span text:style-name="T82">Os personagens agirão sequencialmente em turnos determinados pelo momento em que suas estaminas atingem o valor máximo. No início da batalha, todos iniciam com estamina zerada e ela é incrementada continuamente de acordo com a regeneração de estamina de cada um. O primeiro personagem a completar 100% de sua estamina será o primeiro a agir; em caso de empate, será feito um sorteio de quem será o primeiro. Todos então agirão em ordem conforme suas estaminas forem sendo maximizadas.</text:span></text:p>
        <text:p text:style-name="P31"><text:span text:style-name="T82"><text:tab/>Cada um em sua vez, ao agir, o personagem gasta pontos de estamina, com seus valores de acordo com o tipo de ação escolhida, até, no máximo, zerar sua estamina. Ele poderá escolher, porém, usar apenas parte de sua estamina, para poder agir novamente mais rápido. Será adicionada uma opção </text:span><text:span text:style-name="T10">esperar (possivelmente adicionando um bônus defensivo)</text:span><text:span text:style-name="T47"> para permitir ao jogador gastar uma pequena porcentagem de sua estamina sem executar nenhuma ação, apenas para poder agir novamente</text:span><text:span text:style-name="T82"> mais cedo.</text:span></text:p>
        <text:list xml:id="list72540978753415" text:continue-numbering="true" text:style-name="WW8Num1">
          <text:list-item>
            <text:h text:style-name="Heading_20_2" text:outline-level="2"><text:bookmark-start text:name="__RefHeading__1318_239835829"/>Mapa<text:bookmark-end text:name="__RefHeading__1318_239835829"/></text:h>
          </text:list-item>
        </text:list>
        <text:p text:style-name="Text_20_body"><text:tab/><text:span text:style-name="T83">O mapa será em grade quadriculada e a movimentação dos personagens será somente horizontal ou vertical. Haverá objetos no mapa que poderão impedir a movimentação de um personagem sobre o tile, assim como os próprios personagens não poderão atravessar um ao outro. As distâncias no mapa são medidas pela soma dos quadrados que precisariam ser percorridos – seguindo a regra do deslocamento – até chegar lá. Assim, um quadrado adjacente por apenas um vértice (na diagonal) representaria uma distância de 2.</text:span></text:p>
        <text:p text:style-name="Text_20_body"><text:tab/><text:span text:style-name="T85">O mapa poderá conter tiles com modificadores de estado do personagem que pisar sobre ele.</text:span></text:p>
        <text:list xml:id="list72540291526826" text:continue-numbering="true" text:style-name="WW8Num1">
          <text:list-item>
            <text:h text:style-name="P89" text:outline-level="2"><text:bookmark-start text:name="__RefHeading__1320_239835829"/>Inteligência Artificial<text:bookmark-end text:name="__RefHeading__1320_239835829"/></text:h>
          </text:list-item>
        </text:list>
        <text:p text:style-name="P17"><text:tab/><text:span text:style-name="T84">(descrição do funcionamento do uso da IA; descrição detalhada do funcionamento interno e das especificidades de cada IA deverão ser descritas em outra seção)</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2541733218128" text:continue-numbering="true" text:style-name="WW8Num1">
          <text:list-item>
            <text:h text:style-name="P80" text:outline-level="1"><text:bookmark-start text:name="__RefHeading__2471_1466981335"/>Seção IV: Administração<text:bookmark-end text:name="__RefHeading__2471_1466981335"/></text:h>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2541763943411" text:continue-numbering="true" text:style-name="WW8Num1">
          <text:list-item>
            <text:h text:style-name="P81" text:outline-level="1"><text:bookmark-start text:name="__RefHeading__3749_1466981335"/>Seção V:<text:span text:style-name="T74"> Diplomacia</text:span><text:bookmark-end text:name="__RefHeading__3749_1466981335"/></text:h>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2540408443358" text:continue-numbering="true" text:style-name="WW8Num1">
          <text:list-item>
            <text:h text:style-name="P80" text:outline-level="1"><text:bookmark-start text:name="__RefHeading__2473_1466981335"/>Seção V<text:span text:style-name="T76">I</text:span>: Arte Gráfica<text:bookmark-end text:name="__RefHeading__2473_1466981335"/></text:h>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72540307347987" text:continue-numbering="true" text:style-name="WW8Num1">
          <text:list-item>
            <text:h text:style-name="P82" text:outline-level="1"><text:bookmark-start text:name="__RefHeading__2475_1466981335"/>Seção V<text:span text:style-name="T76">I</text:span>I: Áudio<text:bookmark-end text:name="__RefHeading__2475_1466981335"/></text:h>
          </text:list-item>
        </text:list>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Tahoma" style:font-family-complex="Tahoma" style:font-pitch-complex="variable" style:font-size-complex="12pt" style:language-complex="hi" style:country-complex="IN" fo:hyphenate="false" fo:hyphenation-remain-char-count="2" fo:hyphenation-push-char-count="2"/>
    </style:style>
    <style:style style:name="Heading" style:family="paragraph" style:parent-style-name="Título" style:next-style-name="Subtitle"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Heading_20_1" style:display-name="Heading 1" style:family="paragraph" style:parent-style-name="Título"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ítulo" style:next-style-name="Text_20_body" style:default-outline-level="3" style:list-style-name="WW8Num1" style:class="text">
      <style:paragraph-properties fo:margin-left="0.5354in" fo:margin-right="0in" fo:margin-top="0in" fo:margin-bottom="0in" style:contextual-spacing="false" fo:text-indent="-0.2992in" style:auto-text-indent="false" fo:background-color="transparent" text:number-lines="true" text:line-number="0">
        <style:background-image/>
      </style:paragraph-properties>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Título" style:next-style-name="Text_20_body" style:default-outline-level="4" style:list-style-name="WW8Num1" style:class="text">
      <style:paragraph-properties fo:margin-left="0.6929in" fo:margin-right="0in" fo:margin-top="0in" fo:margin-bottom="0in" style:contextual-spacing="false" fo:text-indent="-0.2992in" style:auto-text-indent="false" fo:background-color="transparent">
        <style:tab-stops>
          <style:tab-stop style:position="3.9366in"/>
        </style:tab-stops>
        <style:background-image/>
      </style:paragraph-properties>
      <style:text-properties style:font-name="Times New Roman" fo:font-family="'Times New Roman'" style:font-family-generic="roman" style:font-pitch="variable" fo:font-size="12pt" fo:font-style="italic" fo:text-shadow="1pt 1pt"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Subtitle" style:family="paragraph" style:parent-style-name="T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Índice" style:family="paragraph" style:parent-style-name="Standard">
      <style:paragraph-properties text:number-lines="false" text:line-number="0"/>
      <style:text-properties style:font-name-complex="Tahoma1" style:font-family-complex="Tahoma"/>
    </style:style>
    <style:style style:name="Título_20_do_20_sumário" style:display-name="Título do sumário" style:family="paragraph" style:parent-style-name="Título">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left="0.1965in" fo:margin-right="0in" fo:margin-top="0.1575in" fo:margin-bottom="0in" style:contextual-spacing="false" fo:text-indent="0in" style:auto-text-indent="false">
        <style:tab-stops>
          <style:tab-stop style:position="6.6925in" style:type="right" style:leader-style="dotted" style:leader-text="."/>
        </style:tab-stops>
      </style:paragraph-properties>
      <style:text-properties fo:font-variant="normal" fo:text-transform="none" fo:font-size="14pt" fo:text-shadow="none" fo:font-weight="bold" style:font-size-asian="14pt" style:font-weight-asian="bold"/>
    </style:style>
    <style:style style:name="Contents_20_2" style:display-name="Contents 2" style:family="paragraph" style:parent-style-name="Índice" style:class="index">
      <style:paragraph-properties fo:margin-left="0.5902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weight="bold" style:font-weight-asian="bold"/>
    </style:style>
    <style:style style:name="Contents_20_3" style:display-name="Contents 3" style:family="paragraph" style:parent-style-name="Índice" style:class="index">
      <style:paragraph-properties fo:margin-left="0.9839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fo:font-style="italic" style:font-style-asian="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meta:initial-creator>
    <meta:creation-date>2013-06-10T16:15:32</meta:creation-date>
    <dc:date>2014-12-04T07:25:40.040790334</dc:date>
    <meta:editing-cycles>57</meta:editing-cycles>
    <meta:editing-duration>PT23H40M5S</meta:editing-duration>
    <meta:generator>LibreOffice/4.2.6.3$Linux_x86 LibreOffice_project/420m0$Build-3</meta:generator>
    <meta:document-statistic meta:table-count="0" meta:image-count="0" meta:object-count="0" meta:page-count="17" meta:paragraph-count="228" meta:word-count="3074" meta:character-count="19423" meta:non-whitespace-character-count="16479"/>
  </office:meta>
</office:document-meta>
</file>